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656cm"/>
    </style:style>
    <style:style style:name="co13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16.18cm"/>
    </style:style>
    <style:style style:name="co7" style:family="table-column">
      <style:table-column-properties fo:break-before="auto" style:column-width="8.798cm"/>
    </style:style>
    <style:style style:name="co14" style:family="table-column">
      <style:table-column-properties fo:break-before="auto" style:column-width="6.294cm"/>
    </style:style>
    <style:style style:name="co15" style:family="table-column">
      <style:table-column-properties fo:break-before="auto" style:column-width="1.459cm"/>
    </style:style>
    <style:style style:name="co16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766cm"/>
    </style:style>
    <style:style style:name="co18" style:family="table-column">
      <style:table-column-properties fo:break-before="auto" style:column-width="3.463cm"/>
    </style:style>
    <style:style style:name="co19" style:family="table-column">
      <style:table-column-properties fo:break-before="auto" style:column-width="13.414cm"/>
    </style:style>
    <style:style style:name="co20" style:family="table-column">
      <style:table-column-properties fo:break-before="auto" style:column-width="7.818cm"/>
    </style:style>
    <style:style style:name="co23" style:family="table-column">
      <style:table-column-properties fo:break-before="auto" style:column-width="2.417cm"/>
    </style:style>
    <style:style style:name="co24" style:family="table-column">
      <style:table-column-properties fo:break-before="auto" style:column-width="2.678cm"/>
    </style:style>
    <style:style style:name="co25" style:family="table-column">
      <style:table-column-properties fo:break-before="auto" style:column-width="7.23cm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ta2" style:family="table" style:master-page-name="PageStyle_5f_СКН2_5f_п.3_5f_5535">
      <style:table-properties table:display="true" style:writing-mode="lr-tb"/>
    </style:style>
    <style:style style:name="ta3" style:family="table" style:master-page-name="PageStyle_5f_СКН2_5f_п.5_5f_5545">
      <style:table-properties table:display="true" style:writing-mode="lr-tb"/>
    </style:style>
    <style:style style:name="ta4" style:family="table" style:master-page-name="PageStyle_5f_СКН2_5f_п.1_5f_5560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100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100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3" style:family="table-cell" style:parent-style-name="Default" style:data-style-name="N100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4" style:family="table-cell" style:parent-style-name="Default" style:data-style-name="N100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7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93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96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КН2_п.1_5560" table:style-name="ta4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23" table:number-columns-repeated="6" table:default-cell-style-name="ce67"/>
        <table:table-column table:style-name="co4" table:default-cell-style-name="ce67"/>
        <table:table-column table:style-name="co24" table:default-cell-style-name="ce67"/>
        <table:table-column table:style-name="co6" table:default-cell-style-name="ce67"/>
        <table:table-column table:style-name="co7" table:default-cell-style-name="ce67"/>
        <table:table-column table:style-name="co25" table:default-cell-style-name="ce67"/>
        <table:table-column table:style-name="co2" table:number-columns-repeated="1011" table:default-cell-style-name="ce67"/>
        <table:table-row table:style-name="ro11">
          <table:table-cell table:style-name="ce65" office:value-type="string" calcext:value-type="string">
            <text:p>№</text:p>
          </table:table-cell>
          <table:table-cell table:style-name="ce65" office:value-type="string" calcext:value-type="string">
            <text:p>Шкаф</text:p>
          </table:table-cell>
          <table:table-cell table:style-name="ce65" office:value-type="string" calcext:value-type="string">
            <text:p>ПЛК</text:p>
          </table:table-cell>
          <table:table-cell table:style-name="ce65" office:value-type="string" calcext:value-type="string">
            <text:p>Сервер RS/ETH</text:p>
            <text:p> (IP - адрес)</text:p>
          </table:table-cell>
          <table:table-cell table:style-name="ce65" office:value-type="string" calcext:value-type="string">
            <text:p>Сервер RS/ETH </text:p>
            <text:p>(порт логический)</text:p>
          </table:table-cell>
          <table:table-cell table:style-name="ce65" office:value-type="string" calcext:value-type="string">
            <text:p>Сервер RS/ETH </text:p>
            <text:p>(порт физический)</text:p>
          </table:table-cell>
          <table:table-cell table:style-name="ce65" office:value-type="string" calcext:value-type="string">
            <text:p>HART-мультиплексор</text:p>
          </table:table-cell>
          <table:table-cell table:style-name="ce65" office:value-type="string" calcext:value-type="string">
            <text:p>канал HART-мультиплексора</text:p>
          </table:table-cell>
          <table:table-cell table:style-name="ce65" office:value-type="string" calcext:value-type="string">
            <text:p>Код параметра</text:p>
          </table:table-cell>
          <table:table-cell table:style-name="ce65" office:value-type="string" calcext:value-type="string">
            <text:p>Код</text:p>
          </table:table-cell>
          <table:table-cell table:style-name="ce65" office:value-type="string" calcext:value-type="string">
            <text:p>Наименование параметра</text:p>
          </table:table-cell>
          <table:table-cell table:style-name="ce65" office:value-type="string" calcext:value-type="string">
            <text:p>Модель датчика</text:p>
          </table:table-cell>
          <table:table-cell table:style-name="ce65" office:value-type="string" calcext:value-type="string">
            <text:p>Производитель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1" calcext:value-type="float">
            <text:p>1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LEFT([.K2]; SEARCH(&quot; &quot;; [.K2]))" office:value-type="string" office:string-value="TT120. " calcext:value-type="string">
            <text:p>TT120. </text:p>
          </table:table-cell>
          <table:table-cell table:style-name="ce68" office:value-type="string" calcext:value-type="string">
            <text:p>TT120 </text:p>
          </table:table-cell>
          <table:table-cell table:style-name="ce66" office:value-type="string" calcext:value-type="string">
            <text:p>TT120. Резервуар чистой воды РЧВ-1. Температура в емкости</text:p>
          </table:table-cell>
          <table:table-cell table:style-name="ce66" office:value-type="string" calcext:value-type="string">
            <text:p>ТР0102CJ1AD111XF14,5(-50+150)C(0,25%)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2" calcext:value-type="float">
            <text:p>2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LEFT([.K3]; SEARCH(&quot; &quot;; [.K3]))" office:value-type="string" office:string-value="LT120. " calcext:value-type="string">
            <text:p>LT120. </text:p>
          </table:table-cell>
          <table:table-cell table:style-name="ce68" office:value-type="string" calcext:value-type="string">
            <text:p>LT120 </text:p>
          </table:table-cell>
          <table:table-cell table:style-name="ce66" office:value-type="string" calcext:value-type="string">
            <text:p>LT120. Резервуар чистой воды РЧВ-1. Уровень в емкости</text:p>
          </table:table-cell>
          <table:table-cell table:style-name="ce66" office:value-type="string" calcext:value-type="string">
            <text:p>ПЛП1114Н-Ex-У-0-3700-75.1(500)-0-Ф14-Ш14</text:p>
          </table:table-cell>
          <table:table-cell table:style-name="ce66" office:value-type="string" calcext:value-type="string">
            <text:p>ООО «ОКБ Вект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3" calcext:value-type="float">
            <text:p>3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formula="of:=LEFT([.K4]; SEARCH(&quot; &quot;; [.K4]))" office:value-type="string" office:string-value="TT130. " calcext:value-type="string">
            <text:p>TT130. </text:p>
          </table:table-cell>
          <table:table-cell table:style-name="ce68" office:value-type="string" calcext:value-type="string">
            <text:p>TT130 </text:p>
          </table:table-cell>
          <table:table-cell table:style-name="ce66" office:value-type="string" calcext:value-type="string">
            <text:p>TT130. Резервуар чистой воды РЧВ-2. Температура в емкости</text:p>
          </table:table-cell>
          <table:table-cell table:style-name="ce66" office:value-type="string" calcext:value-type="string">
            <text:p>ТР0102CJ1AD111XF14,5(-50+150)C(0,25%)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4" calcext:value-type="float">
            <text:p>4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formula="of:=LEFT([.K5]; SEARCH(&quot; &quot;; [.K5]))" office:value-type="string" office:string-value="LT130. " calcext:value-type="string">
            <text:p>LT130. </text:p>
          </table:table-cell>
          <table:table-cell table:style-name="ce68" office:value-type="string" calcext:value-type="string">
            <text:p>LT130 </text:p>
          </table:table-cell>
          <table:table-cell table:style-name="ce66" office:value-type="string" calcext:value-type="string">
            <text:p>LT130. Резервуар чистой воды РЧВ-2. Уровень в емкости</text:p>
          </table:table-cell>
          <table:table-cell table:style-name="ce66" office:value-type="string" calcext:value-type="string">
            <text:p>ПЛП1114Н-Ex-У-0-3700-75.1(500)-0-Ф14-Ш14</text:p>
          </table:table-cell>
          <table:table-cell table:style-name="ce66" office:value-type="string" calcext:value-type="string">
            <text:p>ООО «ОКБ Вект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5" calcext:value-type="float">
            <text:p>5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5" calcext:value-type="float">
            <text:p>5</text:p>
          </table:table-cell>
          <table:table-cell table:style-name="ce66" table:formula="of:=LEFT([.K6]; SEARCH(&quot; &quot;; [.K6]))" office:value-type="string" office:string-value="TT140. " calcext:value-type="string">
            <text:p>TT140. </text:p>
          </table:table-cell>
          <table:table-cell table:style-name="ce68" office:value-type="string" calcext:value-type="string">
            <text:p>TT140 </text:p>
          </table:table-cell>
          <table:table-cell table:style-name="ce66" office:value-type="string" calcext:value-type="string">
            <text:p>TT140. Резервуар чистой воды РЧВ-3. Температура в емкости</text:p>
          </table:table-cell>
          <table:table-cell table:style-name="ce66" office:value-type="string" calcext:value-type="string">
            <text:p>ТР0102CJ1AD111XF14,5(-50+150)C(0,25%)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6" calcext:value-type="float">
            <text:p>6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formula="of:=LEFT([.K7]; SEARCH(&quot; &quot;; [.K7]))" office:value-type="string" office:string-value="LT140. " calcext:value-type="string">
            <text:p>LT140. </text:p>
          </table:table-cell>
          <table:table-cell table:style-name="ce68" office:value-type="string" calcext:value-type="string">
            <text:p>LT140 </text:p>
          </table:table-cell>
          <table:table-cell table:style-name="ce66" office:value-type="string" calcext:value-type="string">
            <text:p>LT140. Резервуар чистой воды РЧВ-3. Уровень в емкости</text:p>
          </table:table-cell>
          <table:table-cell table:style-name="ce66" office:value-type="string" calcext:value-type="string">
            <text:p>ПЛП1114Н-Ex-У-0-3700-75.1(500)-0-Ф14-Ш14</text:p>
          </table:table-cell>
          <table:table-cell table:style-name="ce66" office:value-type="string" calcext:value-type="string">
            <text:p>ООО «ОКБ Вект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7" calcext:value-type="float">
            <text:p>7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7" calcext:value-type="float">
            <text:p>7</text:p>
          </table:table-cell>
          <table:table-cell table:style-name="ce66" table:formula="of:=LEFT([.K8]; SEARCH(&quot; &quot;; [.K8]))" office:value-type="string" office:string-value="TT160. " calcext:value-type="string">
            <text:p>TT160. </text:p>
          </table:table-cell>
          <table:table-cell table:style-name="ce68" office:value-type="string" calcext:value-type="string">
            <text:p>TT160 </text:p>
          </table:table-cell>
          <table:table-cell table:style-name="ce66" office:value-type="string" calcext:value-type="string">
            <text:p>TT160. Резервуар исходной воды РИВ-1. Температура в емкости</text:p>
          </table:table-cell>
          <table:table-cell table:style-name="ce66" office:value-type="string" calcext:value-type="string">
            <text:p>ТР0102CJ1AD111XF14,5(-50+150)C(0,25%)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8" calcext:value-type="float">
            <text:p>8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8A</text:p>
          </table:table-cell>
          <table:table-cell table:style-name="ce66" office:value-type="float" office:value="8" calcext:value-type="float">
            <text:p>8</text:p>
          </table:table-cell>
          <table:table-cell table:style-name="ce66" table:formula="of:=LEFT([.K9]; SEARCH(&quot; &quot;; [.K9]))" office:value-type="string" office:string-value="LT160. " calcext:value-type="string">
            <text:p>LT160. </text:p>
          </table:table-cell>
          <table:table-cell table:style-name="ce68" office:value-type="string" calcext:value-type="string">
            <text:p>LT160 </text:p>
          </table:table-cell>
          <table:table-cell table:style-name="ce66" office:value-type="string" calcext:value-type="string">
            <text:p>LT160. Резервуар исходной воды РИВ-1. Уровень в емкости</text:p>
          </table:table-cell>
          <table:table-cell table:style-name="ce66" office:value-type="string" calcext:value-type="string">
            <text:p>ПЛП1114Н-Ex-У-0-3500-75.1(500)-0-Ф14-Ш14</text:p>
          </table:table-cell>
          <table:table-cell table:style-name="ce66" office:value-type="string" calcext:value-type="string">
            <text:p>ООО «ОКБ Вект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9" calcext:value-type="float">
            <text:p>9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Сателлит-Р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9A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LEFT([.K10]; SEARCH(&quot; &quot;; [.K10]))" office:value-type="string" office:string-value="TT150. " calcext:value-type="string">
            <text:p>TT150. </text:p>
          </table:table-cell>
          <table:table-cell table:style-name="ce68" office:value-type="string" calcext:value-type="string">
            <text:p>TT150 </text:p>
          </table:table-cell>
          <table:table-cell table:style-name="ce66" office:value-type="string" calcext:value-type="string">
            <text:p>TT150. Резервуар исходной воды РИВ-2. Температура в емкости</text:p>
          </table:table-cell>
          <table:table-cell table:style-name="ce66" office:value-type="string" calcext:value-type="string">
            <text:p>ТР0102CJ1AD111XF14,5(-50+150)C(0,25%)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1"/>
        </table:table-row>
        <table:table-row table:style-name="ro2">
          <table:table-cell table:style-name="ce66" table:formula="of:=ROW()-1" office:value-type="float" office:value="10" calcext:value-type="float">
            <text:p>10</text:p>
          </table:table-cell>
          <table:table-cell table:style-name="ce66" office:value-type="string" calcext:value-type="string">
            <text:p>ША.016</text:p>
          </table:table-cell>
          <table:table-cell table:style-name="ce66" office:value-type="string" calcext:value-type="string">
            <text:p>жопа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A9A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LEFT([.K11]; SEARCH(&quot; &quot;; [.K11]))" office:value-type="string" office:string-value="LT150. " calcext:value-type="string">
            <text:p>LT150. </text:p>
          </table:table-cell>
          <table:table-cell table:style-name="ce68" office:value-type="string" calcext:value-type="string">
            <text:p>LT150 </text:p>
          </table:table-cell>
          <table:table-cell table:style-name="ce66" office:value-type="string" calcext:value-type="string">
            <text:p>LT150. Резервуар исходной воды РИВ-2. Уровень в емкости</text:p>
          </table:table-cell>
          <table:table-cell table:style-name="ce66" office:value-type="string" calcext:value-type="string">
            <text:p>ПЛП1114Н-Ex-У-0-3500-75.1(500)-0-Ф14-Ш14</text:p>
          </table:table-cell>
          <table:table-cell table:style-name="ce66" office:value-type="string" calcext:value-type="string">
            <text:p>ООО «ОКБ Вектор»</text:p>
          </table:table-cell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СКН2_п.1_5560'.$A$1" table:cell-range-address="$'СКН2_п.1_5560'.$A$1:.$M$11"/>
        </table:named-expressions>
      </table:table>
      <table:table table:name="СКН2_п.3_5535" table:style-name="ta2">
        <table:table-column table:style-name="co1" table:default-cell-style-name="ce67"/>
        <table:table-column table:style-name="co9" table:default-cell-style-name="ce67"/>
        <table:table-column table:style-name="co2" table:default-cell-style-name="ce67"/>
        <table:table-column table:style-name="co10" table:number-columns-repeated="5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6" table:default-cell-style-name="ce67"/>
        <table:table-column table:style-name="co7" table:default-cell-style-name="ce67"/>
        <table:table-column table:style-name="co14" table:default-cell-style-name="ce67"/>
        <table:table-column table:style-name="co2" table:number-columns-repeated="1010" table:default-cell-style-name="ce67"/>
        <table:table-row table:style-name="ro3">
          <table:table-cell table:style-name="ce69" office:value-type="string" calcext:value-type="string">
            <text:p>№</text:p>
          </table:table-cell>
          <table:table-cell table:style-name="ce69" office:value-type="string" calcext:value-type="string">
            <text:p>Шкаф</text:p>
          </table:table-cell>
          <table:table-cell table:style-name="ce69" office:value-type="string" calcext:value-type="string">
            <text:p>ПЛК</text:p>
          </table:table-cell>
          <table:table-cell table:style-name="ce69" office:value-type="string" calcext:value-type="string">
            <text:p>Сервер RS/ETH</text:p>
            <text:p> (IP - адрес)</text:p>
          </table:table-cell>
          <table:table-cell table:style-name="ce69" office:value-type="string" calcext:value-type="string">
            <text:p>Сервер RS/ETH </text:p>
            <text:p>(порт логический)</text:p>
          </table:table-cell>
          <table:table-cell table:style-name="ce69" office:value-type="string" calcext:value-type="string">
            <text:p>Сервер RS/ETH </text:p>
            <text:p>(порт физический)</text:p>
          </table:table-cell>
          <table:table-cell table:style-name="ce69" office:value-type="string" calcext:value-type="string">
            <text:p>HART-мультиплексор</text:p>
          </table:table-cell>
          <table:table-cell table:style-name="ce69" office:value-type="string" calcext:value-type="string">
            <text:p>канал HART-мультиплексора</text:p>
          </table:table-cell>
          <table:table-cell table:style-name="ce73"/>
          <table:table-cell table:style-name="ce69"/>
          <table:table-cell table:style-name="ce69" office:value-type="string" calcext:value-type="string">
            <text:p>Код параметра</text:p>
          </table:table-cell>
          <table:table-cell table:style-name="ce69" office:value-type="string" calcext:value-type="string">
            <text:p>Наименование параметра</text:p>
          </table:table-cell>
          <table:table-cell table:style-name="ce69" office:value-type="string" calcext:value-type="string">
            <text:p>Модель датчика</text:p>
          </table:table-cell>
          <table:table-cell table:style-name="ce69" office:value-type="string" calcext:value-type="string">
            <text:p>Производитель</text:p>
          </table:table-cell>
          <table:table-cell table:number-columns-repeated="1010"/>
        </table:table-row>
        <table:table-row table:style-name="ro4">
          <table:table-cell table:style-name="ce70" table:formula="of:=ROW()-1" office:value-type="float" office:value="1" calcext:value-type="float">
            <text:p>1</text:p>
          </table:table-cell>
          <table:table-cell table:style-name="ce70" office:value-type="string" calcext:value-type="string">
            <text:p>ШТМ.173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LEFT([.L2]; SEARCH(&quot; &quot;; [.L2]))" office:value-type="string" office:string-value="030_AT_001_1. " calcext:value-type="string">
            <text:p>030_AT_001_1. </text:p>
          </table:table-cell>
          <table:table-cell table:style-name="ce70" table:formula="of:=REPLACE([.I2];1;SEARCH(&quot;_&quot;;[.I2]);&quot;&quot;)" office:value-type="string" office:string-value="AT_001_1. " calcext:value-type="string">
            <text:p>AT_001_1. </text:p>
          </table:table-cell>
          <table:table-cell table:style-name="ce74" office:value-type="string" calcext:value-type="string">
            <text:p>AT_001_1 </text:p>
          </table:table-cell>
          <table:table-cell table:style-name="ce70" office:value-type="string" calcext:value-type="string">
            <text:p>030_AT_001_1. Узел №1. Узел запуска СОД. </text:p>
            <text:p>Загазованность. Точка 1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4">
          <table:table-cell table:style-name="ce70" table:formula="of:=ROW()-1" office:value-type="float" office:value="2" calcext:value-type="float">
            <text:p>2</text:p>
          </table:table-cell>
          <table:table-cell table:style-name="ce70" office:value-type="string" calcext:value-type="string">
            <text:p>ШТМ.173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LEFT([.L3]; SEARCH(&quot; &quot;; [.L3]))" office:value-type="string" office:string-value="030_AT_001_2. " calcext:value-type="string">
            <text:p>030_AT_001_2. </text:p>
          </table:table-cell>
          <table:table-cell table:style-name="ce70" table:formula="of:=REPLACE([.I3];1;SEARCH(&quot;_&quot;;[.I3]);&quot;&quot;)" office:value-type="string" office:string-value="AT_001_2. " calcext:value-type="string">
            <text:p>AT_001_2. </text:p>
          </table:table-cell>
          <table:table-cell table:style-name="ce74" office:value-type="string" calcext:value-type="string">
            <text:p>AT_001_2 </text:p>
          </table:table-cell>
          <table:table-cell table:style-name="ce70" office:value-type="string" calcext:value-type="string">
            <text:p>030_AT_001_2. Узел №1. Узел запуска СОД. </text:p>
            <text:p>Загазованность. Точка 2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4">
          <table:table-cell table:style-name="ce70" table:formula="of:=ROW()-1" office:value-type="float" office:value="3" calcext:value-type="float">
            <text:p>3</text:p>
          </table:table-cell>
          <table:table-cell table:style-name="ce70" office:value-type="string" calcext:value-type="string">
            <text:p>ШТМ.173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LEFT([.L4]; SEARCH(&quot; &quot;; [.L4]))" office:value-type="string" office:string-value="030_AT_001_3. " calcext:value-type="string">
            <text:p>030_AT_001_3. </text:p>
          </table:table-cell>
          <table:table-cell table:style-name="ce70" table:formula="of:=REPLACE([.I4];1;SEARCH(&quot;_&quot;;[.I4]);&quot;&quot;)" office:value-type="string" office:string-value="AT_001_3. " calcext:value-type="string">
            <text:p>AT_001_3. </text:p>
          </table:table-cell>
          <table:table-cell table:style-name="ce74" office:value-type="string" calcext:value-type="string">
            <text:p>AT_001_3 </text:p>
          </table:table-cell>
          <table:table-cell table:style-name="ce70" office:value-type="string" calcext:value-type="string">
            <text:p>030_AT_001_3. Узел №1. Узел запуска СОД. </text:p>
            <text:p>Загазованность. Точка 3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4" calcext:value-type="float">
            <text:p>4</text:p>
          </table:table-cell>
          <table:table-cell table:style-name="ce70" office:value-type="string" calcext:value-type="string">
            <text:p>ШТМ.173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formula="of:=LEFT([.L5]; SEARCH(&quot; &quot;; [.L5]))" office:value-type="string" office:string-value="030_PT_001_1. " calcext:value-type="string">
            <text:p>030_PT_001_1. </text:p>
          </table:table-cell>
          <table:table-cell table:style-name="ce70" table:formula="of:=REPLACE([.I5];1;SEARCH(&quot;_&quot;;[.I5]);&quot;&quot;)" office:value-type="string" office:string-value="PT_001_1. " calcext:value-type="string">
            <text:p>PT_001_1. </text:p>
          </table:table-cell>
          <table:table-cell table:style-name="ce74" office:value-type="string" calcext:value-type="string">
            <text:p>PT_001_1 </text:p>
          </table:table-cell>
          <table:table-cell table:style-name="ce70" office:value-type="string" calcext:value-type="string">
            <text:p>030_PT_001_1. Узел №1. Узел запуска СОД. Давление. Точка 1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5" calcext:value-type="float">
            <text:p>5</text:p>
          </table:table-cell>
          <table:table-cell table:style-name="ce70" office:value-type="string" calcext:value-type="string">
            <text:p>ШТМ.173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LEFT([.L6]; SEARCH(&quot; &quot;; [.L6]))" office:value-type="string" office:string-value="030_PT_001_2. " calcext:value-type="string">
            <text:p>030_PT_001_2. </text:p>
          </table:table-cell>
          <table:table-cell table:style-name="ce70" table:formula="of:=REPLACE([.I6];1;SEARCH(&quot;_&quot;;[.I6]);&quot;&quot;)" office:value-type="string" office:string-value="PT_001_2. " calcext:value-type="string">
            <text:p>PT_001_2. </text:p>
          </table:table-cell>
          <table:table-cell table:style-name="ce74" office:value-type="string" calcext:value-type="string">
            <text:p>PT_001_2 </text:p>
          </table:table-cell>
          <table:table-cell table:style-name="ce70" office:value-type="string" calcext:value-type="string">
            <text:p>030_PT_001_2. Узел №1. Узел запуска СОД. Давление. Точка 2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1" table:formula="of:=ROW()-1" office:value-type="float" office:value="6" calcext:value-type="float">
            <text:p>6</text:p>
          </table:table-cell>
          <table:table-cell table:style-name="ce71" office:value-type="string" calcext:value-type="string">
            <text:p>ШТМ.173</text:p>
          </table:table-cell>
          <table:table-cell table:style-name="ce71" office:value-type="string" calcext:value-type="string">
            <text:p>Сателлит-Р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>
            <text:p>U4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formula="of:=LEFT([.L7]; SEARCH(&quot; &quot;; [.L7]))" office:value-type="string" office:string-value="030_PT_001_3. " calcext:value-type="string">
            <text:p>030_PT_001_3. </text:p>
          </table:table-cell>
          <table:table-cell table:style-name="ce71" table:formula="of:=REPLACE([.I7];1;SEARCH(&quot;_&quot;;[.I7]);&quot;&quot;)" office:value-type="string" office:string-value="PT_001_3. " calcext:value-type="string">
            <text:p>PT_001_3. </text:p>
          </table:table-cell>
          <table:table-cell table:style-name="ce75" office:value-type="string" calcext:value-type="string">
            <text:p>PT_001_3 </text:p>
          </table:table-cell>
          <table:table-cell table:style-name="ce71" office:value-type="string" calcext:value-type="string">
            <text:p>030_PT_001_3. Узел №1. Узел запуска СОД. Давление. Точка 3</text:p>
          </table:table-cell>
          <table:table-cell table:style-name="ce71" office:value-type="string" calcext:value-type="string">
            <text:p>ЭМИС-БАР (103-H-ExiaC-(-0,1...3)МПа-0,50</text:p>
          </table:table-cell>
          <table:table-cell table:style-name="ce71" office:value-type="string" calcext:value-type="string">
            <text:p>ЗАО «ЭМИС»</text:p>
          </table:table-cell>
          <table:table-cell table:style-name="ce78" table:number-columns-repeated="1010"/>
        </table:table-row>
        <table:table-row table:style-name="ro5">
          <table:table-cell table:style-name="ce72" table:formula="of:=ROW()-1" office:value-type="float" office:value="7" calcext:value-type="float">
            <text:p>7</text:p>
          </table:table-cell>
          <table:table-cell table:style-name="ce72" office:value-type="string" calcext:value-type="string">
            <text:p>ШТМ.174</text:p>
          </table:table-cell>
          <table:table-cell table:style-name="ce72" office:value-type="string" calcext:value-type="string">
            <text:p>Сателлит-Р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LEFT([.L8]; SEARCH(&quot; &quot;; [.L8]))" office:value-type="string" office:string-value="046_AT_009_1. " calcext:value-type="string">
            <text:p>046_AT_009_1. </text:p>
          </table:table-cell>
          <table:table-cell table:style-name="ce72" table:formula="of:=REPLACE([.I8];1;SEARCH(&quot;_&quot;;[.I8]);&quot;&quot;)" office:value-type="string" office:string-value="AT_009_1. " calcext:value-type="string">
            <text:p>AT_009_1. </text:p>
          </table:table-cell>
          <table:table-cell table:style-name="ce76" office:value-type="string" calcext:value-type="string">
            <text:p>AT_009_1 </text:p>
          </table:table-cell>
          <table:table-cell table:style-name="ce72" office:value-type="string" calcext:value-type="string">
            <text:p>046_AT_009_1. Узел №9. Узел приема СОД. </text:p>
            <text:p>Загазованность. Точка 1</text:p>
          </table:table-cell>
          <table:table-cell table:style-name="ce72" office:value-type="string" calcext:value-type="string">
            <text:p>Газоанализатор ИГМ-13М-3А метан</text:p>
          </table:table-cell>
          <table:table-cell table:style-name="ce72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8" calcext:value-type="float">
            <text:p>8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LEFT([.L9]; SEARCH(&quot; &quot;; [.L9]))" office:value-type="string" office:string-value="046_AT_009_2. " calcext:value-type="string">
            <text:p>046_AT_009_2. </text:p>
          </table:table-cell>
          <table:table-cell table:style-name="ce70" table:formula="of:=REPLACE([.I9];1;SEARCH(&quot;_&quot;;[.I9]);&quot;&quot;)" office:value-type="string" office:string-value="AT_009_2. " calcext:value-type="string">
            <text:p>AT_009_2. </text:p>
          </table:table-cell>
          <table:table-cell table:style-name="ce74" office:value-type="string" calcext:value-type="string">
            <text:p>AT_009_2 </text:p>
          </table:table-cell>
          <table:table-cell table:style-name="ce70" office:value-type="string" calcext:value-type="string">
            <text:p>046_AT_009_2. Узел №9. Узел приема СОД. </text:p>
            <text:p>Загазованность. Точка 2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9" calcext:value-type="float">
            <text:p>9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LEFT([.L10]; SEARCH(&quot; &quot;; [.L10]))" office:value-type="string" office:string-value="046_AT_009_3. " calcext:value-type="string">
            <text:p>046_AT_009_3. </text:p>
          </table:table-cell>
          <table:table-cell table:style-name="ce70" table:formula="of:=REPLACE([.I10];1;SEARCH(&quot;_&quot;;[.I10]);&quot;&quot;)" office:value-type="string" office:string-value="AT_009_3. " calcext:value-type="string">
            <text:p>AT_009_3. </text:p>
          </table:table-cell>
          <table:table-cell table:style-name="ce74" office:value-type="string" calcext:value-type="string">
            <text:p>AT_009_3 </text:p>
          </table:table-cell>
          <table:table-cell table:style-name="ce70" office:value-type="string" calcext:value-type="string">
            <text:p>046_AT_009_3. Узел №9. Узел приема СОД. </text:p>
            <text:p>Загазованность. Точка 3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0" calcext:value-type="float">
            <text:p>10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formula="of:=LEFT([.L11]; SEARCH(&quot; &quot;; [.L11]))" office:value-type="string" office:string-value="048_AT_010_1. " calcext:value-type="string">
            <text:p>048_AT_010_1. </text:p>
          </table:table-cell>
          <table:table-cell table:style-name="ce70" table:formula="of:=REPLACE([.I11];1;SEARCH(&quot;_&quot;;[.I11]);&quot;&quot;)" office:value-type="string" office:string-value="AT_010_1. " calcext:value-type="string">
            <text:p>AT_010_1. </text:p>
          </table:table-cell>
          <table:table-cell table:style-name="ce77" office:value-type="string" calcext:value-type="string">
            <text:p>AT_010_1 </text:p>
          </table:table-cell>
          <table:table-cell table:style-name="ce70" office:value-type="string" calcext:value-type="string">
            <text:p>048_AT_010_1. Узел №10. Узел подключения. </text:p>
            <text:p>Загазованность. Точка 1</text:p>
          </table:table-cell>
          <table:table-cell table:style-name="ce70" table:number-columns-repeated="2"/>
          <table:table-cell table:number-columns-repeated="1010"/>
        </table:table-row>
        <table:table-row table:style-name="ro5">
          <table:table-cell table:style-name="ce70" table:formula="of:=ROW()-1" office:value-type="float" office:value="11" calcext:value-type="float">
            <text:p>11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3" office:value-type="float" office:value="5" calcext:value-type="float">
            <text:p>5</text:p>
          </table:table-cell>
          <table:table-cell table:style-name="ce70" table:formula="of:=LEFT([.L12]; SEARCH(&quot; &quot;; [.L12]))" office:value-type="string" office:string-value="048_AT_010_2. " calcext:value-type="string">
            <text:p>048_AT_010_2. </text:p>
          </table:table-cell>
          <table:table-cell table:style-name="ce70" table:formula="of:=REPLACE([.I12];1;SEARCH(&quot;_&quot;;[.I12]);&quot;&quot;)" office:value-type="string" office:string-value="AT_010_2. " calcext:value-type="string">
            <text:p>AT_010_2. </text:p>
          </table:table-cell>
          <table:table-cell table:style-name="ce77" office:value-type="string" calcext:value-type="string">
            <text:p>AT_010_2 </text:p>
          </table:table-cell>
          <table:table-cell table:style-name="ce70" office:value-type="string" calcext:value-type="string">
            <text:p>048_AT_010_2. Узел №10. Узел подключения. </text:p>
            <text:p>Загазованность. Точка 2</text:p>
          </table:table-cell>
          <table:table-cell table:style-name="ce70" table:number-columns-repeated="2"/>
          <table:table-cell table:number-columns-repeated="1010"/>
        </table:table-row>
        <table:table-row table:style-name="ro5">
          <table:table-cell table:style-name="ce70" table:formula="of:=ROW()-1" office:value-type="float" office:value="12" calcext:value-type="float">
            <text:p>12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LEFT([.L13]; SEARCH(&quot; &quot;; [.L13]))" office:value-type="string" office:string-value="001_AT_101_1. " calcext:value-type="string">
            <text:p>001_AT_101_1. </text:p>
          </table:table-cell>
          <table:table-cell table:style-name="ce70" table:formula="of:=REPLACE([.I13];1;SEARCH(&quot;_&quot;;[.I13]);&quot;&quot;)" office:value-type="string" office:string-value="AT_101_1. " calcext:value-type="string">
            <text:p>AT_101_1. </text:p>
          </table:table-cell>
          <table:table-cell table:style-name="ce74" office:value-type="string" calcext:value-type="string">
            <text:p>AT_101_1 </text:p>
          </table:table-cell>
          <table:table-cell table:style-name="ce70" office:value-type="string" calcext:value-type="string">
            <text:p>001_AT_101_1. Площадка пылеуловителей с коммерческим узлом учета газа. </text:p>
            <text:p>БПУ-1,2. Загазованность. Точка 1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3" calcext:value-type="float">
            <text:p>13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formula="of:=LEFT([.L14]; SEARCH(&quot; &quot;; [.L14]))" office:value-type="string" office:string-value="001_AT_101_2. " calcext:value-type="string">
            <text:p>001_AT_101_2. </text:p>
          </table:table-cell>
          <table:table-cell table:style-name="ce70" table:formula="of:=REPLACE([.I14];1;SEARCH(&quot;_&quot;;[.I14]);&quot;&quot;)" office:value-type="string" office:string-value="AT_101_2. " calcext:value-type="string">
            <text:p>AT_101_2. </text:p>
          </table:table-cell>
          <table:table-cell table:style-name="ce74" office:value-type="string" calcext:value-type="string">
            <text:p>AT_101_2 </text:p>
          </table:table-cell>
          <table:table-cell table:style-name="ce70" office:value-type="string" calcext:value-type="string">
            <text:p>001_AT_101_2. Площадка пылеуловителей с коммерческим узлом учета газа. </text:p>
            <text:p>БПУ-1,2. Загазованность. Точка 2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4" calcext:value-type="float">
            <text:p>14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4.1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LEFT([.L15]; SEARCH(&quot; &quot;; [.L15]))" office:value-type="string" office:string-value="001_AT_101_3. " calcext:value-type="string">
            <text:p>001_AT_101_3. </text:p>
          </table:table-cell>
          <table:table-cell table:style-name="ce70" table:formula="of:=REPLACE([.I15];1;SEARCH(&quot;_&quot;;[.I15]);&quot;&quot;)" office:value-type="string" office:string-value="AT_101_3. " calcext:value-type="string">
            <text:p>AT_101_3. </text:p>
          </table:table-cell>
          <table:table-cell table:style-name="ce74" office:value-type="string" calcext:value-type="string">
            <text:p>AT_101_3 </text:p>
          </table:table-cell>
          <table:table-cell table:style-name="ce70" office:value-type="string" calcext:value-type="string">
            <text:p>001_AT_101_3. Площадка пылеуловителей с коммерческим узлом учета газа. </text:p>
            <text:p>БПУ-1,2. Загазованность. Точка 3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5" calcext:value-type="float">
            <text:p>15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3" office:value-type="float" office:value="1" calcext:value-type="float">
            <text:p>1</text:p>
          </table:table-cell>
          <table:table-cell table:style-name="ce70" table:formula="of:=LEFT([.L16]; SEARCH(&quot; &quot;; [.L16]))" office:value-type="string" office:string-value="001_AT_101_4. " calcext:value-type="string">
            <text:p>001_AT_101_4. </text:p>
          </table:table-cell>
          <table:table-cell table:style-name="ce70" table:formula="of:=REPLACE([.I16];1;SEARCH(&quot;_&quot;;[.I16]);&quot;&quot;)" office:value-type="string" office:string-value="AT_101_4. " calcext:value-type="string">
            <text:p>AT_101_4. </text:p>
          </table:table-cell>
          <table:table-cell table:style-name="ce74" office:value-type="string" calcext:value-type="string">
            <text:p>AT_101_4 </text:p>
          </table:table-cell>
          <table:table-cell table:style-name="ce70" office:value-type="string" calcext:value-type="string">
            <text:p>001_AT_101_4. Площадка пылеуловителей с коммерческим узлом учета газа. </text:p>
            <text:p>БПУ-1,2. Загазованность. Точка 4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6" calcext:value-type="float">
            <text:p>16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LEFT([.L17]; SEARCH(&quot; &quot;; [.L17]))" office:value-type="string" office:string-value="001_AT_101_5. " calcext:value-type="string">
            <text:p>001_AT_101_5. </text:p>
          </table:table-cell>
          <table:table-cell table:style-name="ce70" table:formula="of:=REPLACE([.I17];1;SEARCH(&quot;_&quot;;[.I17]);&quot;&quot;)" office:value-type="string" office:string-value="AT_101_5. " calcext:value-type="string">
            <text:p>AT_101_5. </text:p>
          </table:table-cell>
          <table:table-cell table:style-name="ce74" office:value-type="string" calcext:value-type="string">
            <text:p>AT_101_5 </text:p>
          </table:table-cell>
          <table:table-cell table:style-name="ce70" office:value-type="string" calcext:value-type="string">
            <text:p>001_AT_101_5. Площадка пылеуловителей с коммерческим узлом учета газа. </text:p>
            <text:p>БПУ-1,2. Загазованность. Точка 5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7" calcext:value-type="float">
            <text:p>17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LEFT([.L18]; SEARCH(&quot; &quot;; [.L18]))" office:value-type="string" office:string-value="004_AT_004. " calcext:value-type="string">
            <text:p>004_AT_004. </text:p>
          </table:table-cell>
          <table:table-cell table:style-name="ce70" table:formula="of:=REPLACE([.I18];1;SEARCH(&quot;_&quot;;[.I18]);&quot;&quot;)" office:value-type="string" office:string-value="AT_004. " calcext:value-type="string">
            <text:p>AT_004. </text:p>
          </table:table-cell>
          <table:table-cell table:style-name="ce74" office:value-type="string" calcext:value-type="string">
            <text:p>AT_004 </text:p>
          </table:table-cell>
          <table:table-cell table:style-name="ce70" office:value-type="string" calcext:value-type="string">
            <text:p>004_AT_004. Емкость дренажная ЕП-1. </text:p>
            <text:p>Загазованность</text:p>
          </table:table-cell>
          <table:table-cell table:style-name="ce70" office:value-type="string" calcext:value-type="string">
            <text:p>Газоанализатор ИГМ-13М-3А метан</text:p>
          </table:table-cell>
          <table:table-cell table:style-name="ce70" office:value-type="string" calcext:value-type="string">
            <text:p>ФГУП «СПО «Аналитприб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8" calcext:value-type="float">
            <text:p>18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LEFT([.L19]; SEARCH(&quot; &quot;; [.L19]))" office:value-type="string" office:string-value="046_PT_009_1. " calcext:value-type="string">
            <text:p>046_PT_009_1. </text:p>
          </table:table-cell>
          <table:table-cell table:style-name="ce70" table:formula="of:=REPLACE([.I19];1;SEARCH(&quot;_&quot;;[.I19]);&quot;&quot;)" office:value-type="string" office:string-value="PT_009_1. " calcext:value-type="string">
            <text:p>PT_009_1. </text:p>
          </table:table-cell>
          <table:table-cell table:style-name="ce74" office:value-type="string" calcext:value-type="string">
            <text:p>PT_009_1 </text:p>
          </table:table-cell>
          <table:table-cell table:style-name="ce70" office:value-type="string" calcext:value-type="string">
            <text:p>046_PT_009_1. Узел №9. Узел приема СОД. Давление. Точка 1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19" calcext:value-type="float">
            <text:p>19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formula="of:=LEFT([.L20]; SEARCH(&quot; &quot;; [.L20]))" office:value-type="string" office:string-value="046_PT_009_2. " calcext:value-type="string">
            <text:p>046_PT_009_2. </text:p>
          </table:table-cell>
          <table:table-cell table:style-name="ce70" table:formula="of:=REPLACE([.I20];1;SEARCH(&quot;_&quot;;[.I20]);&quot;&quot;)" office:value-type="string" office:string-value="PT_009_2. " calcext:value-type="string">
            <text:p>PT_009_2. </text:p>
          </table:table-cell>
          <table:table-cell table:style-name="ce74" office:value-type="string" calcext:value-type="string">
            <text:p>PT_009_2 </text:p>
          </table:table-cell>
          <table:table-cell table:style-name="ce70" office:value-type="string" calcext:value-type="string">
            <text:p>046_PT_009_2. Узел №9. Узел приема СОД. Давление. Точка 2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0" calcext:value-type="float">
            <text:p>20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U4.2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LEFT([.L21]; SEARCH(&quot; &quot;; [.L21]))" office:value-type="string" office:string-value="046_PT_009_2. " calcext:value-type="string">
            <text:p>046_PT_009_2. </text:p>
          </table:table-cell>
          <table:table-cell table:style-name="ce70" table:formula="of:=REPLACE([.I21];1;SEARCH(&quot;_&quot;;[.I21]);&quot;&quot;)" office:value-type="string" office:string-value="PT_009_2. " calcext:value-type="string">
            <text:p>PT_009_2. </text:p>
          </table:table-cell>
          <table:table-cell table:style-name="ce74" office:value-type="string" calcext:value-type="string">
            <text:p>PT_009_2 </text:p>
          </table:table-cell>
          <table:table-cell table:style-name="ce70" office:value-type="string" calcext:value-type="string">
            <text:p>046_PT_009_2. Узел №9. Узел приема СОД. Давление. Точка 3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1" calcext:value-type="float">
            <text:p>21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LEFT([.L22]; SEARCH(&quot; &quot;; [.L22]))" office:value-type="string" office:string-value="048_PT_010_1. " calcext:value-type="string">
            <text:p>048_PT_010_1. </text:p>
          </table:table-cell>
          <table:table-cell table:style-name="ce70" table:formula="of:=REPLACE([.I22];1;SEARCH(&quot;_&quot;;[.I22]);&quot;&quot;)" office:value-type="string" office:string-value="PT_010_1. " calcext:value-type="string">
            <text:p>PT_010_1. </text:p>
          </table:table-cell>
          <table:table-cell table:style-name="ce74" office:value-type="string" calcext:value-type="string">
            <text:p>PT_010_1 </text:p>
          </table:table-cell>
          <table:table-cell table:style-name="ce70" office:value-type="string" calcext:value-type="string">
            <text:p>048_PT_010_1. Узел №10. Узел подключения. Давление. Точка 1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2" calcext:value-type="float">
            <text:p>22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LEFT([.L23]; SEARCH(&quot; &quot;; [.L23]))" office:value-type="string" office:string-value="048_PT_010_2. " calcext:value-type="string">
            <text:p>048_PT_010_2. </text:p>
          </table:table-cell>
          <table:table-cell table:style-name="ce70" table:formula="of:=REPLACE([.I23];1;SEARCH(&quot;_&quot;;[.I23]);&quot;&quot;)" office:value-type="string" office:string-value="PT_010_2. " calcext:value-type="string">
            <text:p>PT_010_2. </text:p>
          </table:table-cell>
          <table:table-cell table:style-name="ce74" office:value-type="string" calcext:value-type="string">
            <text:p>PT_010_2 </text:p>
          </table:table-cell>
          <table:table-cell table:style-name="ce70" office:value-type="string" calcext:value-type="string">
            <text:p>048_PT_010_2. Узел №10. Узел подключения. Давление. Точка 2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3" calcext:value-type="float">
            <text:p>23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LEFT([.L24]; SEARCH(&quot; &quot;; [.L24]))" office:value-type="string" office:string-value="048_PT_010_3. " calcext:value-type="string">
            <text:p>048_PT_010_3. </text:p>
          </table:table-cell>
          <table:table-cell table:style-name="ce70" table:formula="of:=REPLACE([.I24];1;SEARCH(&quot;_&quot;;[.I24]);&quot;&quot;)" office:value-type="string" office:string-value="PT_010_3. " calcext:value-type="string">
            <text:p>PT_010_3. </text:p>
          </table:table-cell>
          <table:table-cell table:style-name="ce74" office:value-type="string" calcext:value-type="string">
            <text:p>PT_010_3 </text:p>
          </table:table-cell>
          <table:table-cell table:style-name="ce70" office:value-type="string" calcext:value-type="string">
            <text:p>048_PT_010_3. Узел №10. Узел подключения. Давление. Точка 3</text:p>
          </table:table-cell>
          <table:table-cell table:style-name="ce70" office:value-type="string" calcext:value-type="string">
            <text:p>ЭМИС-БАР (103-H-ExiaC-(-0,1...3)МПа-0,5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4" calcext:value-type="float">
            <text:p>24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formula="of:=LEFT([.L25]; SEARCH(&quot; &quot;; [.L25]))" office:value-type="string" office:string-value="001_PT_101_1. " calcext:value-type="string">
            <text:p>001_PT_101_1. </text:p>
          </table:table-cell>
          <table:table-cell table:style-name="ce70" table:formula="of:=REPLACE([.I25];1;SEARCH(&quot;_&quot;;[.I25]);&quot;&quot;)" office:value-type="string" office:string-value="PT_101_1. " calcext:value-type="string">
            <text:p>PT_101_1. </text:p>
          </table:table-cell>
          <table:table-cell table:style-name="ce74" office:value-type="string" calcext:value-type="string">
            <text:p>PT_101_1 </text:p>
          </table:table-cell>
          <table:table-cell table:style-name="ce70" office:value-type="string" calcext:value-type="string">
            <text:p>001_PT_101_1. Площадка пылеуловителей с коммерческим узлом учета газа.</text:p>
            <text:p>БПУ-1. Давление в БПУ</text:p>
          </table:table-cell>
          <table:table-cell table:style-name="ce70" office:value-type="string" calcext:value-type="string">
            <text:p>ЭМИС-БАР (103-H-ExiaC-(-0,1...20)МПа-0,5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5" calcext:value-type="float">
            <text:p>25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formula="of:=LEFT([.L26]; SEARCH(&quot; &quot;; [.L26]))" office:value-type="string" office:string-value="001_PDT_101_1. " calcext:value-type="string">
            <text:p>001_PDT_101_1. </text:p>
          </table:table-cell>
          <table:table-cell table:style-name="ce70" table:formula="of:=REPLACE([.I26];1;SEARCH(&quot;_&quot;;[.I26]);&quot;&quot;)" office:value-type="string" office:string-value="PDT_101_1. " calcext:value-type="string">
            <text:p>PDT_101_1. </text:p>
          </table:table-cell>
          <table:table-cell table:style-name="ce74" office:value-type="string" calcext:value-type="string">
            <text:p>PDT_101_1 </text:p>
          </table:table-cell>
          <table:table-cell table:style-name="ce70" office:value-type="string" calcext:value-type="string">
            <text:p>001_PDT_101_1. Площадка пылеуловителей с коммерческим узлом учета газа.</text:p>
            <text:p>БПУ-1. Перепад давления на БПУ</text:p>
          </table:table-cell>
          <table:table-cell table:style-name="ce70" office:value-type="string" calcext:value-type="string">
            <text:p>ЭМИС-БАР (143-H-ExiaC-(-100...100)КПа-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6" calcext:value-type="float">
            <text:p>26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LEFT([.L27]; SEARCH(&quot; &quot;; [.L27]))" office:value-type="string" office:string-value="001_TT_101_1. " calcext:value-type="string">
            <text:p>001_TT_101_1. </text:p>
          </table:table-cell>
          <table:table-cell table:style-name="ce70" table:formula="of:=REPLACE([.I27];1;SEARCH(&quot;_&quot;;[.I27]);&quot;&quot;)" office:value-type="string" office:string-value="TT_101_1. " calcext:value-type="string">
            <text:p>TT_101_1. </text:p>
          </table:table-cell>
          <table:table-cell table:style-name="ce74" office:value-type="string" calcext:value-type="string">
            <text:p>TT_101_1 </text:p>
          </table:table-cell>
          <table:table-cell table:style-name="ce70" office:value-type="string" calcext:value-type="string">
            <text:p>001_TT_101_1. Площадка пылеуловителей с коммерческим узлом учета газа.</text:p>
            <text:p>БПУ-1. Температура в БПУ</text:p>
          </table:table-cell>
          <table:table-cell table:style-name="ce70" office:value-type="string" calcext:value-type="string">
            <text:p>ТСПТ Exi101-D23-Pt100-А3Н25-С10-10-500</text:p>
          </table:table-cell>
          <table:table-cell table:style-name="ce70" office:value-type="string" calcext:value-type="string">
            <text:p>ООО «Производственная компания «ТЕСЕЙ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7" calcext:value-type="float">
            <text:p>27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formula="of:=LEFT([.L28]; SEARCH(&quot; &quot;; [.L28]))" office:value-type="string" office:string-value="001_PT_101_2. " calcext:value-type="string">
            <text:p>001_PT_101_2. </text:p>
          </table:table-cell>
          <table:table-cell table:style-name="ce70" table:formula="of:=REPLACE([.I28];1;SEARCH(&quot;_&quot;;[.I28]);&quot;&quot;)" office:value-type="string" office:string-value="PT_101_2. " calcext:value-type="string">
            <text:p>PT_101_2. </text:p>
          </table:table-cell>
          <table:table-cell table:style-name="ce74" office:value-type="string" calcext:value-type="string">
            <text:p>PT_101_2 </text:p>
          </table:table-cell>
          <table:table-cell table:style-name="ce70" office:value-type="string" calcext:value-type="string">
            <text:p>001_PT_101_2. Площадка пылеуловителей с коммерческим узлом учета газа.</text:p>
            <text:p>БПУ-2. Давление в БПУ</text:p>
          </table:table-cell>
          <table:table-cell table:style-name="ce70" office:value-type="string" calcext:value-type="string">
            <text:p>ЭМИС-БАР (103-H-ExiaC-(-0,1...20)МПа-0,5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8" calcext:value-type="float">
            <text:p>28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2" office:value-type="string" calcext:value-type="string">
            <text:p>U4.3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LEFT([.L29]; SEARCH(&quot; &quot;; [.L29]))" office:value-type="string" office:string-value="001_PDT_101_2. " calcext:value-type="string">
            <text:p>001_PDT_101_2. </text:p>
          </table:table-cell>
          <table:table-cell table:style-name="ce70" table:formula="of:=REPLACE([.I29];1;SEARCH(&quot;_&quot;;[.I29]);&quot;&quot;)" office:value-type="string" office:string-value="PDT_101_2. " calcext:value-type="string">
            <text:p>PDT_101_2. </text:p>
          </table:table-cell>
          <table:table-cell table:style-name="ce74" office:value-type="string" calcext:value-type="string">
            <text:p>PDT_101_2 </text:p>
          </table:table-cell>
          <table:table-cell table:style-name="ce70" office:value-type="string" calcext:value-type="string">
            <text:p>001_PDT_101_2. Площадка пылеуловителей с коммерческим узлом учета газа.</text:p>
            <text:p>БПУ-2. Перепад давления на БПУ</text:p>
          </table:table-cell>
          <table:table-cell table:style-name="ce70" office:value-type="string" calcext:value-type="string">
            <text:p>ЭМИС-БАР (143-H-ExiaC-(-100...100)КПа-0</text:p>
          </table:table-cell>
          <table:table-cell table:style-name="ce70" office:value-type="string" calcext:value-type="string">
            <text:p>ЗАО «ЭМИС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29" calcext:value-type="float">
            <text:p>29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LEFT([.L30]; SEARCH(&quot; &quot;; [.L30]))" office:value-type="string" office:string-value="001_TT_101_2. " calcext:value-type="string">
            <text:p>001_TT_101_2. </text:p>
          </table:table-cell>
          <table:table-cell table:style-name="ce70" table:formula="of:=REPLACE([.I30];1;SEARCH(&quot;_&quot;;[.I30]);&quot;&quot;)" office:value-type="string" office:string-value="TT_101_2. " calcext:value-type="string">
            <text:p>TT_101_2. </text:p>
          </table:table-cell>
          <table:table-cell table:style-name="ce74" office:value-type="string" calcext:value-type="string">
            <text:p>TT_101_2 </text:p>
          </table:table-cell>
          <table:table-cell table:style-name="ce70" office:value-type="string" calcext:value-type="string">
            <text:p>001_TT_101_2. Площадка пылеуловителей с коммерческим узлом учета газа.</text:p>
            <text:p>БПУ-2. Температура в БПУ</text:p>
          </table:table-cell>
          <table:table-cell table:style-name="ce70" office:value-type="string" calcext:value-type="string">
            <text:p>ТСПТ Exi101-D23-Pt100-А3Н25-С10-10-500</text:p>
          </table:table-cell>
          <table:table-cell table:style-name="ce70" office:value-type="string" calcext:value-type="string">
            <text:p>ООО «Производственная компания «ТЕСЕЙ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0" calcext:value-type="float">
            <text:p>30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LEFT([.L31]; SEARCH(&quot; &quot;; [.L31]))" office:value-type="string" office:string-value="004_TT_004. " calcext:value-type="string">
            <text:p>004_TT_004. </text:p>
          </table:table-cell>
          <table:table-cell table:style-name="ce70" table:formula="of:=REPLACE([.I31];1;SEARCH(&quot;_&quot;;[.I31]);&quot;&quot;)" office:value-type="string" office:string-value="TT_004. " calcext:value-type="string">
            <text:p>TT_004. </text:p>
          </table:table-cell>
          <table:table-cell table:style-name="ce74" office:value-type="string" calcext:value-type="string">
            <text:p>TT_004 </text:p>
          </table:table-cell>
          <table:table-cell table:style-name="ce70" office:value-type="string" calcext:value-type="string">
            <text:p>004_TT_004. Емкость дренажная ЕП-1.</text:p>
            <text:p>Температура в емкости</text:p>
          </table:table-cell>
          <table:table-cell table:style-name="ce70" office:value-type="string" calcext:value-type="string">
            <text:p>ТСПТ Exi101-D23-Pt100-А3Н25-С10-10-3200</text:p>
          </table:table-cell>
          <table:table-cell table:style-name="ce70" office:value-type="string" calcext:value-type="string">
            <text:p>ООО «Производственная компания «ТЕСЕЙ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1" calcext:value-type="float">
            <text:p>31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LEFT([.L32]; SEARCH(&quot; &quot;; [.L32]))" office:value-type="string" office:string-value="005_TT_005. " calcext:value-type="string">
            <text:p>005_TT_005. </text:p>
          </table:table-cell>
          <table:table-cell table:style-name="ce70" table:formula="of:=REPLACE([.I32];1;SEARCH(&quot;_&quot;;[.I32]);&quot;&quot;)" office:value-type="string" office:string-value="TT_005. " calcext:value-type="string">
            <text:p>TT_005. </text:p>
          </table:table-cell>
          <table:table-cell table:style-name="ce74" office:value-type="string" calcext:value-type="string">
            <text:p>TT_005 </text:p>
          </table:table-cell>
          <table:table-cell table:style-name="ce70" office:value-type="string" calcext:value-type="string">
            <text:p>005_TT_005. Резервуары противопожарного запаса воды РП-1.</text:p>
            <text:p>Температура жидкости</text:p>
          </table:table-cell>
          <table:table-cell table:style-name="ce70" office:value-type="string" calcext:value-type="string">
            <text:p>ТСПТ Exi101-D23-Pt100-А3Н25-С10-10-3200</text:p>
          </table:table-cell>
          <table:table-cell table:style-name="ce70" office:value-type="string" calcext:value-type="string">
            <text:p>ООО «Производственная компания «ТЕСЕЙ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2" calcext:value-type="float">
            <text:p>32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formula="of:=LEFT([.L33]; SEARCH(&quot; &quot;; [.L33]))" office:value-type="string" office:string-value="006_TT_006. " calcext:value-type="string">
            <text:p>006_TT_006. </text:p>
          </table:table-cell>
          <table:table-cell table:style-name="ce70" table:formula="of:=REPLACE([.I33];1;SEARCH(&quot;_&quot;;[.I33]);&quot;&quot;)" office:value-type="string" office:string-value="TT_006. " calcext:value-type="string">
            <text:p>TT_006. </text:p>
          </table:table-cell>
          <table:table-cell table:style-name="ce74" office:value-type="string" calcext:value-type="string">
            <text:p>TT_006 </text:p>
          </table:table-cell>
          <table:table-cell table:style-name="ce70" office:value-type="string" calcext:value-type="string">
            <text:p>006_TT_006. Резервуары противопожарного запаса воды РП-2.</text:p>
            <text:p>Температура жидкости</text:p>
          </table:table-cell>
          <table:table-cell table:style-name="ce70" office:value-type="string" calcext:value-type="string">
            <text:p>ТСПТ Exi101-D23-Pt100-А3Н25-С10-10-3200</text:p>
          </table:table-cell>
          <table:table-cell table:style-name="ce70" office:value-type="string" calcext:value-type="string">
            <text:p>ООО «Производственная компания «ТЕСЕЙ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3" calcext:value-type="float">
            <text:p>33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formula="of:=LEFT([.L34]; SEARCH(&quot; &quot;; [.L34]))" office:value-type="string" office:string-value="004_LGT_004. " calcext:value-type="string">
            <text:p>004_LGT_004. </text:p>
          </table:table-cell>
          <table:table-cell table:style-name="ce70" table:formula="of:=REPLACE([.I34];1;SEARCH(&quot;_&quot;;[.I34]);&quot;&quot;)" office:value-type="string" office:string-value="LGT_004. " calcext:value-type="string">
            <text:p>LGT_004. </text:p>
          </table:table-cell>
          <table:table-cell table:style-name="ce74" office:value-type="string" calcext:value-type="string">
            <text:p>LGT_004 </text:p>
          </table:table-cell>
          <table:table-cell table:style-name="ce70" office:value-type="string" calcext:value-type="string">
            <text:p>004_LGT_004. Емкость дренажная ЕП-1. Уровень в емкости</text:p>
          </table:table-cell>
          <table:table-cell table:style-name="ce70" office:value-type="string" calcext:value-type="string">
            <text:p>ПЛП1112Н-Ex-У-0-3300-75.1(500)-0-Ф12-Ш12</text:p>
          </table:table-cell>
          <table:table-cell table:style-name="ce70" office:value-type="string" calcext:value-type="string">
            <text:p>ООО «ОКБ Векто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4" calcext:value-type="float">
            <text:p>34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2" office:value-type="string" calcext:value-type="string">
            <text:p>U4.4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LEFT([.L35]; SEARCH(&quot; &quot;; [.L35]))" office:value-type="string" office:string-value="005_LGT_005. " calcext:value-type="string">
            <text:p>005_LGT_005. </text:p>
          </table:table-cell>
          <table:table-cell table:style-name="ce70" table:formula="of:=REPLACE([.I35];1;SEARCH(&quot;_&quot;;[.I35]);&quot;&quot;)" office:value-type="string" office:string-value="LGT_005. " calcext:value-type="string">
            <text:p>LGT_005. </text:p>
          </table:table-cell>
          <table:table-cell table:style-name="ce74" office:value-type="string" calcext:value-type="string">
            <text:p>LGT_005 </text:p>
          </table:table-cell>
          <table:table-cell table:style-name="ce70" office:value-type="string" calcext:value-type="string">
            <text:p>005_LGT_005. Резервуары противопожарного запаса воды. РП-1. </text:p>
            <text:p>Уровень жидкости. </text:p>
          </table:table-cell>
          <table:table-cell table:style-name="ce70" office:value-type="string" calcext:value-type="string">
            <text:p>УПП-11/Ex/М3/-/-/В/3450/3150/ПШ/02/1/-/2</text:p>
          </table:table-cell>
          <table:table-cell table:style-name="ce70" office:value-type="string" calcext:value-type="string">
            <text:p>ООО НПП «ЭЛЕМЕР»</text:p>
          </table:table-cell>
          <table:table-cell table:number-columns-repeated="1010"/>
        </table:table-row>
        <table:table-row table:style-name="ro5">
          <table:table-cell table:style-name="ce70" table:formula="of:=ROW()-1" office:value-type="float" office:value="35" calcext:value-type="float">
            <text:p>35</text:p>
          </table:table-cell>
          <table:table-cell table:style-name="ce70" office:value-type="string" calcext:value-type="string">
            <text:p>ШТМ.174</text:p>
          </table:table-cell>
          <table:table-cell table:style-name="ce70" office:value-type="string" calcext:value-type="string">
            <text:p>Сателлит-Р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72" office:value-type="string" calcext:value-type="string">
            <text:p>U4.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LEFT([.L36]; SEARCH(&quot; &quot;; [.L36]))" office:value-type="string" office:string-value="006_LGT_006. " calcext:value-type="string">
            <text:p>006_LGT_006. </text:p>
          </table:table-cell>
          <table:table-cell table:style-name="ce70" table:formula="of:=REPLACE([.I36];1;SEARCH(&quot;_&quot;;[.I36]);&quot;&quot;)" office:value-type="string" office:string-value="LGT_006. " calcext:value-type="string">
            <text:p>LGT_006. </text:p>
          </table:table-cell>
          <table:table-cell table:style-name="ce74" office:value-type="string" calcext:value-type="string">
            <text:p>LGT_006 </text:p>
          </table:table-cell>
          <table:table-cell table:style-name="ce70" office:value-type="string" calcext:value-type="string">
            <text:p>006_LGT_006. Резервуары противопожарного запаса воды. РП-2. </text:p>
            <text:p>Уровень жидкости. </text:p>
          </table:table-cell>
          <table:table-cell table:style-name="ce70" office:value-type="string" calcext:value-type="string">
            <text:p>УПП-11/Ex/М3/-/-/В/3450/3150/ПШ/02/1/-/2</text:p>
          </table:table-cell>
          <table:table-cell table:style-name="ce70" office:value-type="string" calcext:value-type="string">
            <text:p>ООО НПП «ЭЛЕМЕР»</text:p>
          </table:table-cell>
          <table:table-cell table:number-columns-repeated="101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СКН2_п.1_5560'.$A$1" table:cell-range-address="$'СКН2_п.3_5535'.$A$1:.$N$36"/>
        </table:named-expressions>
      </table:table>
      <table:table table:name="СКН2_п.5_5545" table:style-name="ta3">
        <office:forms form:automatic-focus="false" form:apply-design-mode="false"/>
        <table:table-column table:style-name="co1" table:default-cell-style-name="ce67"/>
        <table:table-column table:style-name="co15" table:number-columns-repeated="2" table:default-cell-style-name="ce67"/>
        <table:table-column table:style-name="co16" table:number-columns-repeated="2" table:default-cell-style-name="ce85"/>
        <table:table-column table:style-name="co16" table:default-cell-style-name="ce67"/>
        <table:table-column table:style-name="co4" table:default-cell-style-name="ce90"/>
        <table:table-column table:style-name="co17" table:default-cell-style-name="ce90"/>
        <table:table-column table:style-name="co18" table:default-cell-style-name="ce67"/>
        <table:table-column table:style-name="co19" table:default-cell-style-name="ce67"/>
        <table:table-column table:style-name="co7" table:default-cell-style-name="ce67"/>
        <table:table-column table:style-name="co20" table:default-cell-style-name="ce67"/>
        <table:table-column table:style-name="co2" table:number-columns-repeated="1012" table:default-cell-style-name="ce67"/>
        <table:table-row table:style-name="ro2">
          <table:table-cell table:style-name="ce65" office:value-type="string" calcext:value-type="string">
            <text:p>№</text:p>
          </table:table-cell>
          <table:table-cell table:style-name="ce65" office:value-type="string" calcext:value-type="string">
            <text:p>Шкаф</text:p>
          </table:table-cell>
          <table:table-cell table:style-name="ce69" office:value-type="string" calcext:value-type="string">
            <text:p>ПЛК</text:p>
          </table:table-cell>
          <table:table-cell table:style-name="ce80" office:value-type="string" calcext:value-type="string">
            <text:p>№ крейта</text:p>
          </table:table-cell>
          <table:table-cell table:style-name="ce80" office:value-type="string" calcext:value-type="string">
            <text:p>№модуля</text:p>
          </table:table-cell>
          <table:table-cell table:style-name="ce69" office:value-type="string" calcext:value-type="string">
            <text:p>№канала</text:p>
          </table:table-cell>
          <table:table-cell table:style-name="ce89" table:number-columns-repeated="2"/>
          <table:table-cell table:style-name="ce65" office:value-type="string" calcext:value-type="string">
            <text:p>Код параметра</text:p>
          </table:table-cell>
          <table:table-cell table:style-name="ce65" office:value-type="string" calcext:value-type="string">
            <text:p>Наименование параметра</text:p>
          </table:table-cell>
          <table:table-cell table:style-name="ce65" office:value-type="string" calcext:value-type="string">
            <text:p>Модель датчика</text:p>
          </table:table-cell>
          <table:table-cell table:style-name="ce65" office:value-type="string" calcext:value-type="string">
            <text:p>Производитель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1" calcext:value-type="float">
            <text:p>1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5" calcext:value-type="float">
            <text:p>5</text:p>
          </table:table-cell>
          <table:table-cell table:style-name="ce68" table:formula="of:=LEFT([.J2]; SEARCH(&quot; &quot;; [.J2]))" office:value-type="string" office:string-value="001_AT_0010_1. " calcext:value-type="string">
            <text:p>001_AT_0010_1. </text:p>
          </table:table-cell>
          <table:table-cell table:style-name="ce68" table:formula="of:=REPLACE([.G2];1;SEARCH(&quot;_&quot;;[.G2]);&quot;&quot;)" office:value-type="string" office:string-value="AT_0010_1. " calcext:value-type="string">
            <text:p>AT_0010_1. </text:p>
          </table:table-cell>
          <table:table-cell table:style-name="ce68" office:value-type="string" calcext:value-type="string">
            <text:p>AT_0010_1 </text:p>
          </table:table-cell>
          <table:table-cell table:style-name="ce66" office:value-type="string" calcext:value-type="string">
            <text:p>001_AT_0010_1. Технологическая площадка №1. </text:p>
            <text:p>Загазованность на площадке (метан). Точка 1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" calcext:value-type="float">
            <text:p>2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6" calcext:value-type="float">
            <text:p>6</text:p>
          </table:table-cell>
          <table:table-cell table:style-name="ce68" table:formula="of:=LEFT([.J3]; SEARCH(&quot; &quot;; [.J3]))" office:value-type="string" office:string-value="001_AT_0010_2. " calcext:value-type="string">
            <text:p>001_AT_0010_2. </text:p>
          </table:table-cell>
          <table:table-cell table:style-name="ce68" table:formula="of:=REPLACE([.G3];1;SEARCH(&quot;_&quot;;[.G3]);&quot;&quot;)" office:value-type="string" office:string-value="AT_0010_2. " calcext:value-type="string">
            <text:p>AT_0010_2. </text:p>
          </table:table-cell>
          <table:table-cell table:style-name="ce68" office:value-type="string" calcext:value-type="string">
            <text:p>AT_0010_2 </text:p>
          </table:table-cell>
          <table:table-cell table:style-name="ce66" office:value-type="string" calcext:value-type="string">
            <text:p>001_AT_0010_2. Технологическая площадка №1. </text:p>
            <text:p>Загазованность на площадке (метан). Точка 2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3" calcext:value-type="float">
            <text:p>3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7" calcext:value-type="float">
            <text:p>7</text:p>
          </table:table-cell>
          <table:table-cell table:style-name="ce68" table:formula="of:=LEFT([.J4]; SEARCH(&quot; &quot;; [.J4]))" office:value-type="string" office:string-value="001_AT_0010_3. " calcext:value-type="string">
            <text:p>001_AT_0010_3. </text:p>
          </table:table-cell>
          <table:table-cell table:style-name="ce68" table:formula="of:=REPLACE([.G4];1;SEARCH(&quot;_&quot;;[.G4]);&quot;&quot;)" office:value-type="string" office:string-value="AT_0010_3. " calcext:value-type="string">
            <text:p>AT_0010_3. </text:p>
          </table:table-cell>
          <table:table-cell table:style-name="ce68" office:value-type="string" calcext:value-type="string">
            <text:p>AT_0010_3 </text:p>
          </table:table-cell>
          <table:table-cell table:style-name="ce66" office:value-type="string" calcext:value-type="string">
            <text:p>001_AT_0010_3. Технологическая площадка №1. </text:p>
            <text:p>Загазованность на площадке (метан). Точка 3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4" calcext:value-type="float">
            <text:p>4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8" calcext:value-type="float">
            <text:p>8</text:p>
          </table:table-cell>
          <table:table-cell table:style-name="ce68" table:formula="of:=LEFT([.J5]; SEARCH(&quot; &quot;; [.J5]))" office:value-type="string" office:string-value="001_AT_0010_4. " calcext:value-type="string">
            <text:p>001_AT_0010_4. </text:p>
          </table:table-cell>
          <table:table-cell table:style-name="ce68" table:formula="of:=REPLACE([.G5];1;SEARCH(&quot;_&quot;;[.G5]);&quot;&quot;)" office:value-type="string" office:string-value="AT_0010_4. " calcext:value-type="string">
            <text:p>AT_0010_4. </text:p>
          </table:table-cell>
          <table:table-cell table:style-name="ce68" office:value-type="string" calcext:value-type="string">
            <text:p>AT_0010_4 </text:p>
          </table:table-cell>
          <table:table-cell table:style-name="ce66" office:value-type="string" calcext:value-type="string">
            <text:p>001_AT_0010_4. Технологическая площадка №1. </text:p>
            <text:p>Загазованность на площадке (метан). Точка 4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5" calcext:value-type="float">
            <text:p>5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9" calcext:value-type="float">
            <text:p>9</text:p>
          </table:table-cell>
          <table:table-cell table:style-name="ce68" table:formula="of:=LEFT([.J6]; SEARCH(&quot; &quot;; [.J6]))" office:value-type="string" office:string-value="001_AT_0080_1. " calcext:value-type="string">
            <text:p>001_AT_0080_1. </text:p>
          </table:table-cell>
          <table:table-cell table:style-name="ce68" table:formula="of:=REPLACE([.G6];1;SEARCH(&quot;_&quot;;[.G6]);&quot;&quot;)" office:value-type="string" office:string-value="AT_0080_1. " calcext:value-type="string">
            <text:p>AT_0080_1. </text:p>
          </table:table-cell>
          <table:table-cell table:style-name="ce68" office:value-type="string" calcext:value-type="string">
            <text:p>AT_0080_1 </text:p>
          </table:table-cell>
          <table:table-cell table:style-name="ce66" office:value-type="string" calcext:value-type="string">
            <text:p>001_AT_0080_1. Технологическая площадка №2. </text:p>
            <text:p>Загазованность на площадке (метан). Точка 1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6" calcext:value-type="float">
            <text:p>6</text:p>
          </table:table-cell>
          <table:table-cell table:style-name="ce66" office:value-type="string" calcext:value-type="string">
            <text:p>РСУ-1</text:p>
          </table:table-cell>
          <table:table-cell table:style-name="ce66" office:value-type="string" calcext:value-type="string">
            <text:p>Regul R50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1.8</text:p>
          </table:table-cell>
          <table:table-cell table:style-name="ce66" office:value-type="float" office:value="10" calcext:value-type="float">
            <text:p>10</text:p>
          </table:table-cell>
          <table:table-cell table:style-name="ce68" table:formula="of:=LEFT([.J7]; SEARCH(&quot; &quot;; [.J7]))" office:value-type="string" office:string-value="001_AT_0080_2. " calcext:value-type="string">
            <text:p>001_AT_0080_2. </text:p>
          </table:table-cell>
          <table:table-cell table:style-name="ce68" table:formula="of:=REPLACE([.G7];1;SEARCH(&quot;_&quot;;[.G7]);&quot;&quot;)" office:value-type="string" office:string-value="AT_0080_2. " calcext:value-type="string">
            <text:p>AT_0080_2. </text:p>
          </table:table-cell>
          <table:table-cell table:style-name="ce68" office:value-type="string" calcext:value-type="string">
            <text:p>AT_0080_2 </text:p>
          </table:table-cell>
          <table:table-cell table:style-name="ce66" office:value-type="string" calcext:value-type="string">
            <text:p>001_AT_0080_2. Технологическая площадка №2. </text:p>
            <text:p>Загазованность на площадке (метан). Точка 2</text:p>
          </table:table-cell>
          <table:table-cell table:style-name="ce66" office:value-type="string" calcext:value-type="string">
            <text:p>Газоанализатор ИГМ-13М-3А метан</text:p>
          </table:table-cell>
          <table:table-cell table:style-name="ce66" office:value-type="string" calcext:value-type="string">
            <text:p>ФГУП «СПО «Аналит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7" calcext:value-type="float">
            <text:p>7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4" calcext:value-type="float">
            <text:p>4</text:p>
          </table:table-cell>
          <table:table-cell table:style-name="ce68" table:formula="of:=LEFT([.J8]; SEARCH(&quot; &quot;; [.J8]))" office:value-type="string" office:string-value="056_VT_0560. " calcext:value-type="string">
            <text:p>056_VT_0560. </text:p>
          </table:table-cell>
          <table:table-cell table:style-name="ce68" table:formula="of:=REPLACE([.G8];1;SEARCH(&quot;_&quot;;[.G8]);&quot;&quot;)" office:value-type="string" office:string-value="VT_0560. " calcext:value-type="string">
            <text:p>VT_0560. </text:p>
          </table:table-cell>
          <table:table-cell table:style-name="ce91" office:value-type="string" calcext:value-type="string">
            <text:p>VT_0560 </text:p>
          </table:table-cell>
          <table:table-cell table:style-name="ce66" office:value-type="string" calcext:value-type="string">
            <text:p>056_VT_0560. Емкость дождевых стоков ЕПП-2.</text:p>
            <text:p>Вибрация насоса</text:p>
          </table:table-cell>
          <table:table-cell table:style-name="ce66" table:number-columns-repeated="2"/>
          <table:table-cell table:number-columns-repeated="1012"/>
        </table:table-row>
        <table:table-row table:style-name="ro5">
          <table:table-cell table:style-name="ce66" table:formula="of:=ROW()-1" office:value-type="float" office:value="8" calcext:value-type="float">
            <text:p>8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5" calcext:value-type="float">
            <text:p>5</text:p>
          </table:table-cell>
          <table:table-cell table:style-name="ce68" table:formula="of:=LEFT([.J9]; SEARCH(&quot; &quot;; [.J9]))" office:value-type="string" office:string-value="078_LT_0780. " calcext:value-type="string">
            <text:p>078_LT_0780. </text:p>
          </table:table-cell>
          <table:table-cell table:style-name="ce68" table:formula="of:=REPLACE([.G9];1;SEARCH(&quot;_&quot;;[.G9]);&quot;&quot;)" office:value-type="string" office:string-value="LT_0780. " calcext:value-type="string">
            <text:p>LT_0780. </text:p>
          </table:table-cell>
          <table:table-cell table:style-name="ce68" office:value-type="string" calcext:value-type="string">
            <text:p>LT_0780 </text:p>
          </table:table-cell>
          <table:table-cell table:style-name="ce66" office:value-type="string" calcext:value-type="string">
            <text:p>078_LT_0780. Емкость дождевых стоков ЕПП-3.</text:p>
            <text:p>Уровень жидкости в емкости</text:p>
          </table:table-cell>
          <table:table-cell table:style-name="ce66" office:value-type="string" calcext:value-type="string">
            <text:p>УПП-11/Ex/М2/-/-/В/4550/4250/ПШ/02/1/-/2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9" calcext:value-type="float">
            <text:p>9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6" calcext:value-type="float">
            <text:p>6</text:p>
          </table:table-cell>
          <table:table-cell table:style-name="ce68" table:formula="of:=LEFT([.J10]; SEARCH(&quot; &quot;; [.J10]))" office:value-type="string" office:string-value="078_PT_0780. " calcext:value-type="string">
            <text:p>078_PT_0780. </text:p>
          </table:table-cell>
          <table:table-cell table:style-name="ce68" table:formula="of:=REPLACE([.G10];1;SEARCH(&quot;_&quot;;[.G10]);&quot;&quot;)" office:value-type="string" office:string-value="PT_0780. " calcext:value-type="string">
            <text:p>PT_0780. </text:p>
          </table:table-cell>
          <table:table-cell table:style-name="ce68" office:value-type="string" calcext:value-type="string">
            <text:p>PT_0780 </text:p>
          </table:table-cell>
          <table:table-cell table:style-name="ce66" office:value-type="string" calcext:value-type="string">
            <text:p>078_PT_0780. Емкость дождевых стоков ЕПП-3.</text:p>
            <text:p>Давление в линии нагнетания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10" calcext:value-type="float">
            <text:p>10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7" calcext:value-type="float">
            <text:p>7</text:p>
          </table:table-cell>
          <table:table-cell table:style-name="ce68" table:formula="of:=LEFT([.J11]; SEARCH(&quot; &quot;; [.J11]))" office:value-type="string" office:string-value="078_TT_0780. " calcext:value-type="string">
            <text:p>078_TT_0780. </text:p>
          </table:table-cell>
          <table:table-cell table:style-name="ce68" table:formula="of:=REPLACE([.G11];1;SEARCH(&quot;_&quot;;[.G11]);&quot;&quot;)" office:value-type="string" office:string-value="TT_0780. " calcext:value-type="string">
            <text:p>TT_0780. </text:p>
          </table:table-cell>
          <table:table-cell table:style-name="ce68" office:value-type="string" calcext:value-type="string">
            <text:p>TT_0780 </text:p>
          </table:table-cell>
          <table:table-cell table:style-name="ce66" office:value-type="string" calcext:value-type="string">
            <text:p>078_TT_0780. Емкость дождевых стоков ЕПП-3.</text:p>
            <text:p>Температура в емкости</text:p>
          </table:table-cell>
          <table:table-cell table:style-name="ce66" office:value-type="string" calcext:value-type="string">
            <text:p>ТПС 102Exi-5000/120-М20х1,5/8-С10-100М-Н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2"/>
        </table:table-row>
        <table:table-row table:style-name="ro5">
          <table:table-cell table:style-name="ce79" table:formula="of:=ROW()-1" office:value-type="float" office:value="11" calcext:value-type="float">
            <text:p>11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2]; SEARCH(&quot; &quot;; [.J12]))" office:value-type="string" office:string-value="078_TE_0784. " calcext:value-type="string">
            <text:p>078_TE_0784. </text:p>
          </table:table-cell>
          <table:table-cell table:style-name="ce79" table:formula="of:=REPLACE([.G12];1;SEARCH(&quot;_&quot;;[.G12]);&quot;&quot;)" office:value-type="string" office:string-value="TE_0784. " calcext:value-type="string">
            <text:p>TE_0784. </text:p>
          </table:table-cell>
          <table:table-cell table:style-name="ce79" office:value-type="string" calcext:value-type="string">
            <text:p>TE_0784 </text:p>
          </table:table-cell>
          <table:table-cell table:style-name="ce79" office:value-type="string" calcext:value-type="string">
            <text:p>078_TE_0784. Емкость дождевых стоков ЕПП-3.</text:p>
            <text:p>Контроль температуры подшипников насоса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2" calcext:value-type="float">
            <text:p>12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3]; SEARCH(&quot; &quot;; [.J13]))" office:value-type="string" office:string-value="078_TE_0785. " calcext:value-type="string">
            <text:p>078_TE_0785. </text:p>
          </table:table-cell>
          <table:table-cell table:style-name="ce79" table:formula="of:=REPLACE([.G13];1;SEARCH(&quot;_&quot;;[.G13]);&quot;&quot;)" office:value-type="string" office:string-value="TE_0785. " calcext:value-type="string">
            <text:p>TE_0785. </text:p>
          </table:table-cell>
          <table:table-cell table:style-name="ce79" office:value-type="string" calcext:value-type="string">
            <text:p>TE_0785 </text:p>
          </table:table-cell>
          <table:table-cell table:style-name="ce79" office:value-type="string" calcext:value-type="string">
            <text:p>078_TE_0785. Емкость дождевых стоков ЕПП-3.</text:p>
            <text:p>Контроль температуры подшипников насоса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3" calcext:value-type="float">
            <text:p>13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4]; SEARCH(&quot; &quot;; [.J14]))" office:value-type="string" office:string-value="078_TE_0786. " calcext:value-type="string">
            <text:p>078_TE_0786. </text:p>
          </table:table-cell>
          <table:table-cell table:style-name="ce79" table:formula="of:=REPLACE([.G14];1;SEARCH(&quot;_&quot;;[.G14]);&quot;&quot;)" office:value-type="string" office:string-value="TE_0786. " calcext:value-type="string">
            <text:p>TE_0786. </text:p>
          </table:table-cell>
          <table:table-cell table:style-name="ce79" office:value-type="string" calcext:value-type="string">
            <text:p>TE_0786 </text:p>
          </table:table-cell>
          <table:table-cell table:style-name="ce79" office:value-type="string" calcext:value-type="string">
            <text:p>078_TE_0786. Емкость дождевых стоков ЕПП-3.</text:p>
            <text:p>Контроль температуры подшипников электродвигателя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4" calcext:value-type="float">
            <text:p>14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5]; SEARCH(&quot; &quot;; [.J15]))" office:value-type="string" office:string-value="078_TE_0787. " calcext:value-type="string">
            <text:p>078_TE_0787. </text:p>
          </table:table-cell>
          <table:table-cell table:style-name="ce79" table:formula="of:=REPLACE([.G15];1;SEARCH(&quot;_&quot;;[.G15]);&quot;&quot;)" office:value-type="string" office:string-value="TE_0787. " calcext:value-type="string">
            <text:p>TE_0787. </text:p>
          </table:table-cell>
          <table:table-cell table:style-name="ce79" office:value-type="string" calcext:value-type="string">
            <text:p>TE_0787 </text:p>
          </table:table-cell>
          <table:table-cell table:style-name="ce79" office:value-type="string" calcext:value-type="string">
            <text:p>078_TE_0787. Емкость дождевых стоков ЕПП-3.</text:p>
            <text:p>Контроль температуры подшипников электродвигателя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5" calcext:value-type="float">
            <text:p>15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6]; SEARCH(&quot; &quot;; [.J16]))" office:value-type="string" office:string-value="078_TE_0781. " calcext:value-type="string">
            <text:p>078_TE_0781. </text:p>
          </table:table-cell>
          <table:table-cell table:style-name="ce79" table:formula="of:=REPLACE([.G16];1;SEARCH(&quot;_&quot;;[.G16]);&quot;&quot;)" office:value-type="string" office:string-value="TE_0781. " calcext:value-type="string">
            <text:p>TE_0781. </text:p>
          </table:table-cell>
          <table:table-cell table:style-name="ce79" office:value-type="string" calcext:value-type="string">
            <text:p>TE_0781 </text:p>
          </table:table-cell>
          <table:table-cell table:style-name="ce79" office:value-type="string" calcext:value-type="string">
            <text:p>078_TE_0781. Емкость дождевых стоков ЕПП-3.</text:p>
            <text:p>Контроль температуры обмотки статора электродвигателя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6" calcext:value-type="float">
            <text:p>16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7]; SEARCH(&quot; &quot;; [.J17]))" office:value-type="string" office:string-value="078_TE_0782. " calcext:value-type="string">
            <text:p>078_TE_0782. </text:p>
          </table:table-cell>
          <table:table-cell table:style-name="ce79" table:formula="of:=REPLACE([.G17];1;SEARCH(&quot;_&quot;;[.G17]);&quot;&quot;)" office:value-type="string" office:string-value="TE_0782. " calcext:value-type="string">
            <text:p>TE_0782. </text:p>
          </table:table-cell>
          <table:table-cell table:style-name="ce79" office:value-type="string" calcext:value-type="string">
            <text:p>TE_0782 </text:p>
          </table:table-cell>
          <table:table-cell table:style-name="ce79" office:value-type="string" calcext:value-type="string">
            <text:p>078_TE_0782. Емкость дождевых стоков ЕПП-3.</text:p>
            <text:p>Контроль температуры обмотки статора электродвигателя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17" calcext:value-type="float">
            <text:p>17</text:p>
          </table:table-cell>
          <table:table-cell table:style-name="ce79" office:value-type="string" calcext:value-type="string">
            <text:p>РСУ-2</text:p>
          </table:table-cell>
          <table:table-cell table:style-name="ce79" office:value-type="string" calcext:value-type="string">
            <text:p>Regul R500</text:p>
          </table:table-cell>
          <table:table-cell table:style-name="ce83" table:number-columns-repeated="2"/>
          <table:table-cell table:style-name="ce88"/>
          <table:table-cell table:style-name="ce79" table:formula="of:=LEFT([.J18]; SEARCH(&quot; &quot;; [.J18]))" office:value-type="string" office:string-value="078_TE_0783. " calcext:value-type="string">
            <text:p>078_TE_0783. </text:p>
          </table:table-cell>
          <table:table-cell table:style-name="ce79" table:formula="of:=REPLACE([.G18];1;SEARCH(&quot;_&quot;;[.G18]);&quot;&quot;)" office:value-type="string" office:string-value="TE_0783. " calcext:value-type="string">
            <text:p>TE_0783. </text:p>
          </table:table-cell>
          <table:table-cell table:style-name="ce79" office:value-type="string" calcext:value-type="string">
            <text:p>TE_0783 </text:p>
          </table:table-cell>
          <table:table-cell table:style-name="ce79" office:value-type="string" calcext:value-type="string">
            <text:p>078_TE_0783. Емкость дождевых стоков ЕПП-3.</text:p>
            <text:p>Контроль температуры обмотки статора электродвигателя</text:p>
          </table:table-cell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66" table:formula="of:=ROW()-1" office:value-type="float" office:value="18" calcext:value-type="float">
            <text:p>18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8" calcext:value-type="float">
            <text:p>8</text:p>
          </table:table-cell>
          <table:table-cell table:style-name="ce68" table:formula="of:=LEFT([.J19]; SEARCH(&quot; &quot;; [.J19]))" office:value-type="string" office:string-value="078_VT_0780. " calcext:value-type="string">
            <text:p>078_VT_0780. </text:p>
          </table:table-cell>
          <table:table-cell table:style-name="ce68" table:formula="of:=REPLACE([.G19];1;SEARCH(&quot;_&quot;;[.G19]);&quot;&quot;)" office:value-type="string" office:string-value="VT_0780. " calcext:value-type="string">
            <text:p>VT_0780. </text:p>
          </table:table-cell>
          <table:table-cell table:style-name="ce91" office:value-type="string" calcext:value-type="string">
            <text:p>VT_0780 </text:p>
          </table:table-cell>
          <table:table-cell table:style-name="ce66" office:value-type="string" calcext:value-type="string">
            <text:p>078_VT_0780. Емкость дождевых стоков ЕПП-3.</text:p>
            <text:p>Вибрация насоса</text:p>
          </table:table-cell>
          <table:table-cell table:style-name="ce66" table:number-columns-repeated="2"/>
          <table:table-cell table:number-columns-repeated="1012"/>
        </table:table-row>
        <table:table-row table:style-name="ro5">
          <table:table-cell table:style-name="ce66" table:formula="of:=ROW()-1" office:value-type="float" office:value="19" calcext:value-type="float">
            <text:p>19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9" calcext:value-type="float">
            <text:p>9</text:p>
          </table:table-cell>
          <table:table-cell table:style-name="ce68" table:formula="of:=LEFT([.J20]; SEARCH(&quot; &quot;; [.J20]))" office:value-type="string" office:string-value="077_LT_0770. " calcext:value-type="string">
            <text:p>077_LT_0770. </text:p>
          </table:table-cell>
          <table:table-cell table:style-name="ce68" table:formula="of:=REPLACE([.G20];1;SEARCH(&quot;_&quot;;[.G20]);&quot;&quot;)" office:value-type="string" office:string-value="LT_0770. " calcext:value-type="string">
            <text:p>LT_0770. </text:p>
          </table:table-cell>
          <table:table-cell table:style-name="ce68" office:value-type="string" calcext:value-type="string">
            <text:p>LT_0770 </text:p>
          </table:table-cell>
          <table:table-cell table:style-name="ce66" office:value-type="string" calcext:value-type="string">
            <text:p>077_LT_0770. Емкость дождевых стоков ЕПП-4.</text:p>
            <text:p>Уровень жидкости в емкости</text:p>
          </table:table-cell>
          <table:table-cell table:style-name="ce66" office:value-type="string" calcext:value-type="string">
            <text:p>УПП-11/Ex/М2/-/-/В/2950/2650/ПШ/02/1/-/2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0" calcext:value-type="float">
            <text:p>20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10" calcext:value-type="float">
            <text:p>10</text:p>
          </table:table-cell>
          <table:table-cell table:style-name="ce68" table:formula="of:=LEFT([.J21]; SEARCH(&quot; &quot;; [.J21]))" office:value-type="string" office:string-value="077_PT_0770. " calcext:value-type="string">
            <text:p>077_PT_0770. </text:p>
          </table:table-cell>
          <table:table-cell table:style-name="ce68" table:formula="of:=REPLACE([.G21];1;SEARCH(&quot;_&quot;;[.G21]);&quot;&quot;)" office:value-type="string" office:string-value="PT_0770. " calcext:value-type="string">
            <text:p>PT_0770. </text:p>
          </table:table-cell>
          <table:table-cell table:style-name="ce68" office:value-type="string" calcext:value-type="string">
            <text:p>PT_0770 </text:p>
          </table:table-cell>
          <table:table-cell table:style-name="ce66" office:value-type="string" calcext:value-type="string">
            <text:p>077_PT_0770. Емкость дождевых стоков ЕПП-4.</text:p>
            <text:p>Давление в линии нагнетания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1" calcext:value-type="float">
            <text:p>21</text:p>
          </table:table-cell>
          <table:table-cell table:style-name="ce66" office:value-type="string" calcext:value-type="string">
            <text:p>РСУ-2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3.9</text:p>
          </table:table-cell>
          <table:table-cell table:style-name="ce66" office:value-type="float" office:value="11" calcext:value-type="float">
            <text:p>11</text:p>
          </table:table-cell>
          <table:table-cell table:style-name="ce68" table:formula="of:=LEFT([.J22]; SEARCH(&quot; &quot;; [.J22]))" office:value-type="string" office:string-value="077_TT_0770. " calcext:value-type="string">
            <text:p>077_TT_0770. </text:p>
          </table:table-cell>
          <table:table-cell table:style-name="ce68" table:formula="of:=REPLACE([.G22];1;SEARCH(&quot;_&quot;;[.G22]);&quot;&quot;)" office:value-type="string" office:string-value="TT_0770. " calcext:value-type="string">
            <text:p>TT_0770. </text:p>
          </table:table-cell>
          <table:table-cell table:style-name="ce68" office:value-type="string" calcext:value-type="string">
            <text:p>TT_0770 </text:p>
          </table:table-cell>
          <table:table-cell table:style-name="ce66" office:value-type="string" calcext:value-type="string">
            <text:p>077_TT_0770. Емкость дождевых стоков ЕПП-4.</text:p>
            <text:p>Температура в емкости</text:p>
          </table:table-cell>
          <table:table-cell table:style-name="ce66" office:value-type="string" calcext:value-type="string">
            <text:p>ТПС 102Exi-2500/120-М20х1,5/8-С10-100М-Н</text:p>
          </table:table-cell>
          <table:table-cell table:style-name="ce66" office:value-type="string" calcext:value-type="string">
            <text:p>Группа компаний «Теплоприбо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2" calcext:value-type="float">
            <text:p>22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9" calcext:value-type="float">
            <text:p>9</text:p>
          </table:table-cell>
          <table:table-cell table:style-name="ce68" table:formula="of:=LEFT([.J23]; SEARCH(&quot; &quot;; [.J23]))" office:value-type="string" office:string-value="007_TT_0075. " calcext:value-type="string">
            <text:p>007_TT_0075. </text:p>
          </table:table-cell>
          <table:table-cell table:style-name="ce68" table:formula="of:=REPLACE([.G23];1;SEARCH(&quot;_&quot;;[.G23]);&quot;&quot;)" office:value-type="string" office:string-value="TT_0075. " calcext:value-type="string">
            <text:p>TT_0075. </text:p>
          </table:table-cell>
          <table:table-cell table:style-name="ce68" office:value-type="string" calcext:value-type="string">
            <text:p>TT_0075 </text:p>
          </table:table-cell>
          <table:table-cell table:style-name="ce66" office:value-type="string" calcext:value-type="string">
            <text:p>007_TT_0075. Площадка теплообменников. </text:p>
            <text:p>Температура подготовленного газа</text:p>
          </table:table-cell>
          <table:table-cell table:style-name="ce66" office:value-type="string" calcext:value-type="string">
            <text:p>ТПУ 0304/Ех/М1-Н/АГ-14+КВМ-16Вн/t5570(Д1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3" calcext:value-type="float">
            <text:p>23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0" calcext:value-type="float">
            <text:p>10</text:p>
          </table:table-cell>
          <table:table-cell table:style-name="ce68" table:formula="of:=LEFT([.J24]; SEARCH(&quot; &quot;; [.J24]))" office:value-type="string" office:string-value="007_PT_0075. " calcext:value-type="string">
            <text:p>007_PT_0075. </text:p>
          </table:table-cell>
          <table:table-cell table:style-name="ce68" table:formula="of:=REPLACE([.G24];1;SEARCH(&quot;_&quot;;[.G24]);&quot;&quot;)" office:value-type="string" office:string-value="PT_0075. " calcext:value-type="string">
            <text:p>PT_0075. </text:p>
          </table:table-cell>
          <table:table-cell table:style-name="ce68" office:value-type="string" calcext:value-type="string">
            <text:p>PT_0075 </text:p>
          </table:table-cell>
          <table:table-cell table:style-name="ce66" office:value-type="string" calcext:value-type="string">
            <text:p>007_PT_0075. Площадка теплообменников. </text:p>
            <text:p>Давление подготовленного газа. Точка 1</text:p>
          </table:table-cell>
          <table:table-cell table:style-name="ce66" office:value-type="string" calcext:value-type="string">
            <text:p>АИР-20/Ex/М2-Н/ДИ/-/0Exia IIA T6 Ga X /-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4" calcext:value-type="float">
            <text:p>24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1" calcext:value-type="float">
            <text:p>11</text:p>
          </table:table-cell>
          <table:table-cell table:style-name="ce68" table:formula="of:=LEFT([.J25]; SEARCH(&quot; &quot;; [.J25]))" office:value-type="string" office:string-value="007_PT_0076. " calcext:value-type="string">
            <text:p>007_PT_0076. </text:p>
          </table:table-cell>
          <table:table-cell table:style-name="ce68" table:formula="of:=REPLACE([.G25];1;SEARCH(&quot;_&quot;;[.G25]);&quot;&quot;)" office:value-type="string" office:string-value="PT_0076. " calcext:value-type="string">
            <text:p>PT_0076. </text:p>
          </table:table-cell>
          <table:table-cell table:style-name="ce68" office:value-type="string" calcext:value-type="string">
            <text:p>PT_0076 </text:p>
          </table:table-cell>
          <table:table-cell table:style-name="ce66" office:value-type="string" calcext:value-type="string">
            <text:p>007_PT_0076. Площадка теплообменников. </text:p>
            <text:p>Давление подготовленного газа. Точка 2</text:p>
          </table:table-cell>
          <table:table-cell table:style-name="ce66" office:value-type="string" calcext:value-type="string">
            <text:p>АИР-20/Ex/М2-Н/ДИ/-/0Exia IIA T6 Ga X /-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5" calcext:value-type="float">
            <text:p>25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2" calcext:value-type="float">
            <text:p>12</text:p>
          </table:table-cell>
          <table:table-cell table:style-name="ce68" table:formula="of:=LEFT([.J26]; SEARCH(&quot; &quot;; [.J26]))" office:value-type="string" office:string-value="017_LGT_0171. " calcext:value-type="string">
            <text:p>017_LGT_0171. </text:p>
          </table:table-cell>
          <table:table-cell table:style-name="ce68" table:formula="of:=REPLACE([.G26];1;SEARCH(&quot;_&quot;;[.G26]);&quot;&quot;)" office:value-type="string" office:string-value="LGT_0171. " calcext:value-type="string">
            <text:p>LGT_0171. </text:p>
          </table:table-cell>
          <table:table-cell table:style-name="ce91" office:value-type="string" calcext:value-type="string">
            <text:p>LGT_0171 </text:p>
          </table:table-cell>
          <table:table-cell table:style-name="ce66" office:value-type="string" calcext:value-type="string">
            <text:p>017_LGT_0171. Площадка хранения метанола. МЕ-1.</text:p>
            <text:p>Уровень жидкости</text:p>
          </table:table-cell>
          <table:table-cell table:style-name="ce66" table:number-columns-repeated="2"/>
          <table:table-cell table:number-columns-repeated="1012"/>
        </table:table-row>
        <table:table-row table:style-name="ro5">
          <table:table-cell table:style-name="ce66" table:formula="of:=ROW()-1" office:value-type="float" office:value="26" calcext:value-type="float">
            <text:p>26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3" calcext:value-type="float">
            <text:p>13</text:p>
          </table:table-cell>
          <table:table-cell table:style-name="ce68" table:formula="of:=LEFT([.J27]; SEARCH(&quot; &quot;; [.J27]))" office:value-type="string" office:string-value="017_LGT_0172. " calcext:value-type="string">
            <text:p>017_LGT_0172. </text:p>
          </table:table-cell>
          <table:table-cell table:style-name="ce68" table:formula="of:=REPLACE([.G27];1;SEARCH(&quot;_&quot;;[.G27]);&quot;&quot;)" office:value-type="string" office:string-value="LGT_0172. " calcext:value-type="string">
            <text:p>LGT_0172. </text:p>
          </table:table-cell>
          <table:table-cell table:style-name="ce91" office:value-type="string" calcext:value-type="string">
            <text:p>LGT_0172 </text:p>
          </table:table-cell>
          <table:table-cell table:style-name="ce66" office:value-type="string" calcext:value-type="string">
            <text:p>017_LGT_0172. Площадка хранения метанола. МЕ-2.</text:p>
            <text:p>Уровень жидкости</text:p>
          </table:table-cell>
          <table:table-cell table:style-name="ce66" table:number-columns-repeated="2"/>
          <table:table-cell table:number-columns-repeated="1012"/>
        </table:table-row>
        <table:table-row table:style-name="ro5">
          <table:table-cell table:style-name="ce66" table:formula="of:=ROW()-1" office:value-type="float" office:value="27" calcext:value-type="float">
            <text:p>27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4" calcext:value-type="float">
            <text:p>14</text:p>
          </table:table-cell>
          <table:table-cell table:style-name="ce68" table:formula="of:=LEFT([.J28]; SEARCH(&quot; &quot;; [.J28]))" office:value-type="string" office:string-value="019_PT_1191. " calcext:value-type="string">
            <text:p>019_PT_1191. </text:p>
          </table:table-cell>
          <table:table-cell table:style-name="ce68" table:formula="of:=REPLACE([.G28];1;SEARCH(&quot;_&quot;;[.G28]);&quot;&quot;)" office:value-type="string" office:string-value="PT_1191. " calcext:value-type="string">
            <text:p>PT_1191. </text:p>
          </table:table-cell>
          <table:table-cell table:style-name="ce68" office:value-type="string" calcext:value-type="string">
            <text:p>PT_1191 </text:p>
          </table:table-cell>
          <table:table-cell table:style-name="ce66" office:value-type="string" calcext:value-type="string">
            <text:p>019_PT_1191. Узел подключения. Трубопровод от ЦПС.</text:p>
            <text:p>Давление газа до КШ11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8" calcext:value-type="float">
            <text:p>28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LEFT([.J29]; SEARCH(&quot; &quot;; [.J29]))" office:value-type="string" office:string-value="019_PT_1192. " calcext:value-type="string">
            <text:p>019_PT_1192. </text:p>
          </table:table-cell>
          <table:table-cell table:style-name="ce68" table:formula="of:=REPLACE([.G29];1;SEARCH(&quot;_&quot;;[.G29]);&quot;&quot;)" office:value-type="string" office:string-value="PT_1192. " calcext:value-type="string">
            <text:p>PT_1192. </text:p>
          </table:table-cell>
          <table:table-cell table:style-name="ce68" office:value-type="string" calcext:value-type="string">
            <text:p>PT_1192 </text:p>
          </table:table-cell>
          <table:table-cell table:style-name="ce66" office:value-type="string" calcext:value-type="string">
            <text:p>019_PT_1192. Узел подключения. Трубопровод от УКПГ СК.</text:p>
            <text:p>Давление газа до КШ13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29" calcext:value-type="float">
            <text:p>29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9</text:p>
          </table:table-cell>
          <table:table-cell table:style-name="ce66" office:value-type="float" office:value="16" calcext:value-type="float">
            <text:p>16</text:p>
          </table:table-cell>
          <table:table-cell table:style-name="ce68" table:formula="of:=LEFT([.J30]; SEARCH(&quot; &quot;; [.J30]))" office:value-type="string" office:string-value="019_PT_1193. " calcext:value-type="string">
            <text:p>019_PT_1193. </text:p>
          </table:table-cell>
          <table:table-cell table:style-name="ce68" table:formula="of:=REPLACE([.G30];1;SEARCH(&quot;_&quot;;[.G30]);&quot;&quot;)" office:value-type="string" office:string-value="PT_1193. " calcext:value-type="string">
            <text:p>PT_1193. </text:p>
          </table:table-cell>
          <table:table-cell table:style-name="ce68" office:value-type="string" calcext:value-type="string">
            <text:p>PT_1193 </text:p>
          </table:table-cell>
          <table:table-cell table:style-name="ce66" office:value-type="string" calcext:value-type="string">
            <text:p>019_PT_1193. Узел подключения. Трубопровод от ЦПС.</text:p>
            <text:p>Давление газа после КШ11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30" calcext:value-type="float">
            <text:p>30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10</text:p>
          </table:table-cell>
          <table:table-cell table:style-name="ce66" office:value-type="float" office:value="1" calcext:value-type="float">
            <text:p>1</text:p>
          </table:table-cell>
          <table:table-cell table:style-name="ce68" table:formula="of:=LEFT([.J31]; SEARCH(&quot; &quot;; [.J31]))" office:value-type="string" office:string-value="019_PT_1194. " calcext:value-type="string">
            <text:p>019_PT_1194. </text:p>
          </table:table-cell>
          <table:table-cell table:style-name="ce68" table:formula="of:=REPLACE([.G31];1;SEARCH(&quot;_&quot;;[.G31]);&quot;&quot;)" office:value-type="string" office:string-value="PT_1194. " calcext:value-type="string">
            <text:p>PT_1194. </text:p>
          </table:table-cell>
          <table:table-cell table:style-name="ce68" office:value-type="string" calcext:value-type="string">
            <text:p>PT_1194 </text:p>
          </table:table-cell>
          <table:table-cell table:style-name="ce66" office:value-type="string" calcext:value-type="string">
            <text:p>019_PT_1194. Узел подключения. Трубопровод от УКПГ СК.</text:p>
            <text:p>Давление газа после КШ13</text:p>
          </table:table-cell>
          <table:table-cell table:style-name="ce66" office:value-type="string" calcext:value-type="string">
            <text:p>АИР-20/Ex/М2-Н/ДИ/0ExiaIIAT6GaX/160//M20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31" calcext:value-type="float">
            <text:p>31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10</text:p>
          </table:table-cell>
          <table:table-cell table:style-name="ce66" office:value-type="float" office:value="2" calcext:value-type="float">
            <text:p>2</text:p>
          </table:table-cell>
          <table:table-cell table:style-name="ce68" table:formula="of:=LEFT([.J32]; SEARCH(&quot; &quot;; [.J32]))" office:value-type="string" office:string-value="019_PDT_1195. " calcext:value-type="string">
            <text:p>019_PDT_1195. </text:p>
          </table:table-cell>
          <table:table-cell table:style-name="ce68" table:formula="of:=REPLACE([.G32];1;SEARCH(&quot;_&quot;;[.G32]);&quot;&quot;)" office:value-type="string" office:string-value="PDT_1195. " calcext:value-type="string">
            <text:p>PDT_1195. </text:p>
          </table:table-cell>
          <table:table-cell table:style-name="ce68" office:value-type="string" calcext:value-type="string">
            <text:p>PDT_1195 </text:p>
          </table:table-cell>
          <table:table-cell table:style-name="ce66" office:value-type="string" calcext:value-type="string">
            <text:p>019_PDT_1195. Узел подключения. </text:p>
            <text:p>Перепад давления на КШ14</text:p>
          </table:table-cell>
          <table:table-cell table:style-name="ce66" office:value-type="string" calcext:value-type="string">
            <text:p>АИР-20/Ех/М2-Н/ДД/460/0Exia IIAT6Ga X/-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66" table:formula="of:=ROW()-1" office:value-type="float" office:value="32" calcext:value-type="float">
            <text:p>32</text:p>
          </table:table-cell>
          <table:table-cell table:style-name="ce66" office:value-type="string" calcext:value-type="string">
            <text:p>РСУ-3</text:p>
          </table:table-cell>
          <table:table-cell table:style-name="ce66" office:value-type="string" calcext:value-type="string">
            <text:p>Regul R500</text:p>
          </table:table-cell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.10</text:p>
          </table:table-cell>
          <table:table-cell table:style-name="ce66" office:value-type="float" office:value="3" calcext:value-type="float">
            <text:p>3</text:p>
          </table:table-cell>
          <table:table-cell table:style-name="ce68" table:formula="of:=LEFT([.J33]; SEARCH(&quot; &quot;; [.J33]))" office:value-type="string" office:string-value="019_PDT_1196. " calcext:value-type="string">
            <text:p>019_PDT_1196. </text:p>
          </table:table-cell>
          <table:table-cell table:style-name="ce68" table:formula="of:=REPLACE([.G33];1;SEARCH(&quot;_&quot;;[.G33]);&quot;&quot;)" office:value-type="string" office:string-value="PDT_1196. " calcext:value-type="string">
            <text:p>PDT_1196. </text:p>
          </table:table-cell>
          <table:table-cell table:style-name="ce68" office:value-type="string" calcext:value-type="string">
            <text:p>PDT_1196 </text:p>
          </table:table-cell>
          <table:table-cell table:style-name="ce66" office:value-type="string" calcext:value-type="string">
            <text:p>019_PDT_1196. Узел подключения. </text:p>
            <text:p>Перепад давления на КШ16</text:p>
          </table:table-cell>
          <table:table-cell table:style-name="ce66" office:value-type="string" calcext:value-type="string">
            <text:p>АИР-20/Ех/М2-Н/ДД/460/0Exia IIAT6Ga X/-</text:p>
          </table:table-cell>
          <table:table-cell table:style-name="ce66" office:value-type="string" calcext:value-type="string">
            <text:p>ООО НПП «ЭЛЕМЕР»</text:p>
          </table:table-cell>
          <table:table-cell table:number-columns-repeated="1012"/>
        </table:table-row>
        <table:table-row table:style-name="ro5">
          <table:table-cell table:style-name="ce79" table:formula="of:=ROW()-1" office:value-type="float" office:value="33" calcext:value-type="float">
            <text:p>33</text:p>
          </table:table-cell>
          <table:table-cell table:style-name="ce79" office:value-type="string" calcext:value-type="string">
            <text:p>РСУ-3</text:p>
          </table:table-cell>
          <table:table-cell table:style-name="ce79" office:value-type="string" calcext:value-type="string">
            <text:p>Regul R500</text:p>
          </table:table-cell>
          <table:table-cell table:style-name="ce84" office:value-type="string" calcext:value-type="string">
            <text:p>5</text:p>
          </table:table-cell>
          <table:table-cell table:style-name="ce87" office:value-type="string" calcext:value-type="string">
            <text:p>5.10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formula="of:=LEFT([.J34]; SEARCH(&quot; &quot;; [.J34]))" office:value-type="string" office:string-value="000_PT812. " calcext:value-type="string">
            <text:p>000_PT812. </text:p>
          </table:table-cell>
          <table:table-cell table:style-name="ce79" table:formula="of:=REPLACE([.G34];1;SEARCH(&quot;_&quot;;[.G34]);&quot;&quot;)" office:value-type="string" office:string-value="PT812. " calcext:value-type="string">
            <text:p>PT812. </text:p>
          </table:table-cell>
          <table:table-cell table:style-name="ce79" office:value-type="string" calcext:value-type="string">
            <text:p>PT812</text:p>
          </table:table-cell>
          <table:table-cell table:style-name="ce79" office:value-type="string" calcext:value-type="string">
            <text:p>000_PT812. Давление в азотопроводе Е5</text:p>
          </table:table-cell>
          <table:table-cell table:style-name="ce91" table:number-columns-repeated="2"/>
          <table:table-cell table:number-columns-repeated="1012"/>
        </table:table-row>
        <table:table-row table:style-name="ro5">
          <table:table-cell table:style-name="ce79" table:formula="of:=ROW()-1" office:value-type="float" office:value="34" calcext:value-type="float">
            <text:p>34</text:p>
          </table:table-cell>
          <table:table-cell table:style-name="ce79" office:value-type="string" calcext:value-type="string">
            <text:p>РСУ-3</text:p>
          </table:table-cell>
          <table:table-cell table:style-name="ce79" office:value-type="string" calcext:value-type="string">
            <text:p>Regul R500</text:p>
          </table:table-cell>
          <table:table-cell table:style-name="ce84" office:value-type="string" calcext:value-type="string">
            <text:p>5</text:p>
          </table:table-cell>
          <table:table-cell table:style-name="ce87" office:value-type="string" calcext:value-type="string">
            <text:p>5.10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formula="of:=LEFT([.J35]; SEARCH(&quot; &quot;; [.J35]))" office:value-type="string" office:string-value="007_TT_0076. " calcext:value-type="string">
            <text:p>007_TT_0076. </text:p>
          </table:table-cell>
          <table:table-cell table:style-name="ce79" table:formula="of:=REPLACE([.G35];1;SEARCH(&quot;_&quot;;[.G35]);&quot;&quot;)" office:value-type="string" office:string-value="TT_0076. " calcext:value-type="string">
            <text:p>TT_0076. </text:p>
          </table:table-cell>
          <table:table-cell table:style-name="ce79" office:value-type="string" calcext:value-type="string">
            <text:p>TT_0076</text:p>
          </table:table-cell>
          <table:table-cell table:style-name="ce79" office:value-type="string" calcext:value-type="string">
            <text:p>007_TT_0076. Площадка теплообменников. Температура подготовленного газа</text:p>
          </table:table-cell>
          <table:table-cell table:style-name="ce91" table:number-columns-repeated="2"/>
          <table:table-cell table:number-columns-repeated="101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2"/>
          <table:table-cell table:style-name="ce92" table:number-columns-repeated="1012"/>
        </table:table-row>
        <table:table-row table:style-name="ro2" table:number-rows-repeated="12">
          <table:table-cell table:number-columns-repeated="1024"/>
        </table:table-row>
        <table:table-row table:style-name="ro2" table:number-rows-repeated="7">
          <table:table-cell table:number-columns-repeated="12"/>
          <table:table-cell table:style-name="ce93"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7">
          <table:table-cell table:number-columns-repeated="12"/>
          <table:table-cell table:style-name="ce88"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7">
          <table:table-cell table:number-columns-repeated="12"/>
          <table:table-cell table:style-name="ce88"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7">
          <table:table-cell table:number-columns-repeated="12"/>
          <table:table-cell table:style-name="ce88"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 table:number-columns-repeated="12"/>
          <table:table-cell table:style-name="ce88" table:number-columns-repeated="1012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2">
          <table:table-cell table:number-columns-repeated="12"/>
          <table:table-cell table:style-name="ce88" table:number-columns-repeated="1012"/>
        </table:table-row>
        <table:table-row table:style-name="ro2">
          <table:table-cell table:number-columns-repeated="12"/>
          <table:table-cell table:style-name="ce94" table:number-columns-repeated="1012"/>
        </table:table-row>
        <table:table-row table:style-name="ro9">
          <table:table-cell table:number-columns-repeated="12"/>
          <table:table-cell table:style-name="ce95" table:number-columns-repeated="1012"/>
        </table:table-row>
        <table:table-row table:style-name="ro2">
          <table:table-cell table:number-columns-repeated="12"/>
          <table:table-cell table:style-name="ce94" table:number-columns-repeated="1012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2">
          <table:table-cell table:number-columns-repeated="12"/>
          <table:table-cell table:style-name="ce96"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 table:number-rows-repeated="2">
          <table:table-cell table:number-columns-repeated="12"/>
          <table:table-cell table:style-name="ce88"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СКН2_п.1_5560'.$A$1" table:cell-range-address="$'СКН2_п.5_5545'.$A$1:.$L$33"/>
        </table:named-expressions>
      </table:table>
      <table:named-expressions/>
      <table:database-ranges>
        <table:database-range table:name="__Anonymous_Sheet_DB__0" table:target-range-address="'СКН2_п.1_5560'.A1:'СКН2_п.1_5560'.M11" table:display-filter-buttons="true" table:orientation="column"/>
        <table:database-range table:name="__Anonymous_Sheet_DB__1" table:target-range-address="'СКН2_п.3_5535'.A1:'СКН2_п.3_5535'.N36" table:display-filter-buttons="true" table:orientation="column"/>
        <table:database-range table:name="__Anonymous_Sheet_DB__2" table:target-range-address="'СКН2_п.5_5545'.A1:'СКН2_п.5_5545'.L3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Cyr" svg:font-family="'Arial Cy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.00.0000</text:date>, <text:time style:data-style-name="N2" text:time-value="20:59:42.0495866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СКН2_5f_п.1_5f_5560" style:display-name="PageStyle_СКН2_п.1_55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КН2_5f_п.3_5f_5535" style:display-name="PageStyle_СКН2_п.3_55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КН2_5f_п.5_5f_5545" style:display-name="PageStyle_СКН2_п.5_55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06-09-16T00:00:00</meta:creation-date>
    <dc:date>2026-03-15T20:59:54.001335257</dc:date>
    <meta:generator>LibreOffice/6.4.7.2$Linux_X86_64 LibreOffice_project/40$Build-2</meta:generator>
    <meta:editing-duration>PT11S</meta:editing-duration>
    <meta:editing-cycles>1</meta:editing-cycles>
    <meta:document-statistic meta:table-count="3" meta:cell-count="9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